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kill_5f_mean">
      <style:table-properties table:display="true" style:writing-mode="lr-tb"/>
    </style:style>
    <style:style style:name="ta2" style:family="table" style:master-page-name="PageStyle_5f_skill_5f_per_5f_horizon">
      <style:table-properties table:display="true" style:writing-mode="lr-tb"/>
    </style:style>
    <style:style style:name="ta3" style:family="table" style:master-page-name="PageStyle_5f_rmse_5f_per_5f_horizon">
      <style:table-properties table:display="true" style:writing-mode="lr-tb"/>
    </style:style>
    <style:style style:name="ta4" style:family="table" style:master-page-name="PageStyle_5f_excluded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ill_mea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std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float" office:value="-0.288704221441816" calcext:value-type="float">
            <text:p>-0.288704221441816</text:p>
          </table:table-cell>
          <table:table-cell office:value-type="float" office:value="-0.0230676637602123" calcext:value-type="float">
            <text:p>-0.023067663760212</text:p>
          </table:table-cell>
          <table:table-cell table:number-columns-repeated="2" office:value-type="float" office:value="-0.631367310999531" calcext:value-type="float">
            <text:p>-0.631367310999531</text:p>
          </table:table-cell>
          <table:table-cell office:value-type="float" office:value="-0.891220566819129" calcext:value-type="float">
            <text:p>-0.891220566819129</text:p>
          </table:table-cell>
          <table:table-cell office:value-type="float" office:value="-1.17548640892599" calcext:value-type="float">
            <text:p>-1.17548640892599</text:p>
          </table:table-cell>
          <table:table-cell office:value-type="float" office:value="-0.891220566819129" calcext:value-type="float">
            <text:p>-0.891220566819129</text:p>
          </table:table-cell>
          <table:table-cell table:number-columns-repeated="2" office:value-type="float" office:value="-1.22474921191125" calcext:value-type="float">
            <text:p>-1.22474921191125</text:p>
          </table:table-cell>
          <table:table-cell office:value-type="float" office:value="-0.631367310999531" calcext:value-type="float">
            <text:p>-0.631367310999531</text:p>
          </table:table-cell>
          <table:table-cell office:value-type="float" office:value="-0.761329978458737" calcext:value-type="float">
            <text:p>-0.761329978458737</text:p>
          </table:table-cell>
          <table:table-cell office:value-type="float" office:value="0.401920485081482" calcext:value-type="float">
            <text:p>0.401920485081482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float" office:value="-2.97278510075586" calcext:value-type="float">
            <text:p>-2.97278510075586</text:p>
          </table:table-cell>
          <table:table-cell office:value-type="float" office:value="-0.196119897815994" calcext:value-type="float">
            <text:p>-0.196119897815994</text:p>
          </table:table-cell>
          <table:table-cell office:value-type="float" office:value="-0.932426359101851" calcext:value-type="float">
            <text:p>-0.932426359101851</text:p>
          </table:table-cell>
          <table:table-cell office:value-type="float" office:value="-0.891220566819129" calcext:value-type="float">
            <text:p>-0.891220566819129</text:p>
          </table:table-cell>
          <table:table-cell office:value-type="float" office:value="0.0110213804807052" calcext:value-type="float">
            <text:p>0.011021380480705</text:p>
          </table:table-cell>
          <table:table-cell office:value-type="float" office:value="-0.116262588592708" calcext:value-type="float">
            <text:p>-0.116262588592708</text:p>
          </table:table-cell>
          <table:table-cell office:value-type="float" office:value="-1.38971122116294" calcext:value-type="float">
            <text:p>-1.38971122116294</text:p>
          </table:table-cell>
          <table:table-cell office:value-type="float" office:value="-1.97979107085963" calcext:value-type="float">
            <text:p>-1.97979107085963</text:p>
          </table:table-cell>
          <table:table-cell office:value-type="float" office:value="-3.11549559437329" calcext:value-type="float">
            <text:p>-3.11549559437329</text:p>
          </table:table-cell>
          <table:table-cell office:value-type="float" office:value="-0.153394422245351" calcext:value-type="float">
            <text:p>-0.153394422245351</text:p>
          </table:table-cell>
          <table:table-cell office:value-type="float" office:value="-1.1736185441246" calcext:value-type="float">
            <text:p>-1.1736185441246</text:p>
          </table:table-cell>
          <table:table-cell office:value-type="float" office:value="1.17190033148843" calcext:value-type="float">
            <text:p>1.1719003314884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float" office:value="-5.99129779328568" calcext:value-type="float">
            <text:p>-5.99129779328568</text:p>
          </table:table-cell>
          <table:table-cell office:value-type="float" office:value="-6.40516312120512" calcext:value-type="float">
            <text:p>-6.40516312120512</text:p>
          </table:table-cell>
          <table:table-cell office:value-type="float" office:value="-1.60607970725546" calcext:value-type="float">
            <text:p>-1.60607970725546</text:p>
          </table:table-cell>
          <table:table-cell office:value-type="float" office:value="-1.4693311837911" calcext:value-type="float">
            <text:p>-1.4693311837911</text:p>
          </table:table-cell>
          <table:table-cell office:value-type="float" office:value="-3.76403557714263" calcext:value-type="float">
            <text:p>-3.76403557714263</text:p>
          </table:table-cell>
          <table:table-cell office:value-type="float" office:value="-7.75482713445388" calcext:value-type="float">
            <text:p>-7.75482713445388</text:p>
          </table:table-cell>
          <table:table-cell office:value-type="float" office:value="-4.97389305084547" calcext:value-type="float">
            <text:p>-4.97389305084547</text:p>
          </table:table-cell>
          <table:table-cell office:value-type="float" office:value="-3.68664816926407" calcext:value-type="float">
            <text:p>-3.68664816926407</text:p>
          </table:table-cell>
          <table:table-cell office:value-type="float" office:value="-0.920281613029389" calcext:value-type="float">
            <text:p>-0.920281613029389</text:p>
          </table:table-cell>
          <table:table-cell office:value-type="float" office:value="-0.455056175608748" calcext:value-type="float">
            <text:p>-0.455056175608748</text:p>
          </table:table-cell>
          <table:table-cell office:value-type="float" office:value="-3.70266135258815" calcext:value-type="float">
            <text:p>-3.70266135258815</text:p>
          </table:table-cell>
          <table:table-cell office:value-type="float" office:value="2.54413198421561" calcext:value-type="float">
            <text:p>2.54413198421561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float" office:value="-6.72519674309003" calcext:value-type="float">
            <text:p>-6.72519674309003</text:p>
          </table:table-cell>
          <table:table-cell office:value-type="float" office:value="-1.49769786942866" calcext:value-type="float">
            <text:p>-1.49769786942866</text:p>
          </table:table-cell>
          <table:table-cell office:value-type="float" office:value="-4.97349395948227" calcext:value-type="float">
            <text:p>-4.97349395948227</text:p>
          </table:table-cell>
          <table:table-cell office:value-type="float" office:value="-5.97516267110229" calcext:value-type="float">
            <text:p>-5.97516267110229</text:p>
          </table:table-cell>
          <table:table-cell office:value-type="float" office:value="-10.1830148438023" calcext:value-type="float">
            <text:p>-10.1830148438023</text:p>
          </table:table-cell>
          <table:table-cell office:value-type="float" office:value="-4.75462564209193" calcext:value-type="float">
            <text:p>-4.75462564209193</text:p>
          </table:table-cell>
          <table:table-cell office:value-type="float" office:value="-4.34086567372916" calcext:value-type="float">
            <text:p>-4.34086567372916</text:p>
          </table:table-cell>
          <table:table-cell office:value-type="float" office:value="-1.72586310232252" calcext:value-type="float">
            <text:p>-1.72586310232252</text:p>
          </table:table-cell>
          <table:table-cell office:value-type="float" office:value="-2.9507048542011" calcext:value-type="float">
            <text:p>-2.9507048542011</text:p>
          </table:table-cell>
          <table:table-cell office:value-type="float" office:value="-2.9719867643413" calcext:value-type="float">
            <text:p>-2.9719867643413</text:p>
          </table:table-cell>
          <table:table-cell office:value-type="float" office:value="-4.60986121235916" calcext:value-type="float">
            <text:p>-4.60986121235916</text:p>
          </table:table-cell>
          <table:table-cell office:value-type="float" office:value="2.60475454794256" calcext:value-type="float">
            <text:p>2.6047545479425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float" office:value="-2.31890703960462" calcext:value-type="float">
            <text:p>-2.31890703960462</text:p>
          </table:table-cell>
          <table:table-cell office:value-type="float" office:value="-5.39983310470748" calcext:value-type="float">
            <text:p>-5.39983310470748</text:p>
          </table:table-cell>
          <table:table-cell office:value-type="float" office:value="-7.37885989035504" calcext:value-type="float">
            <text:p>-7.37885989035504</text:p>
          </table:table-cell>
          <table:table-cell office:value-type="float" office:value="-0.222595375826784" calcext:value-type="float">
            <text:p>-0.222595375826784</text:p>
          </table:table-cell>
          <table:table-cell office:value-type="float" office:value="-6.3985976747562" calcext:value-type="float">
            <text:p>-6.3985976747562</text:p>
          </table:table-cell>
          <table:table-cell office:value-type="float" office:value="-5.96048627582854" calcext:value-type="float">
            <text:p>-5.96048627582854</text:p>
          </table:table-cell>
          <table:table-cell office:value-type="float" office:value="-4.44726256065798" calcext:value-type="float">
            <text:p>-4.44726256065798</text:p>
          </table:table-cell>
          <table:table-cell office:value-type="float" office:value="-4.03685626211502" calcext:value-type="float">
            <text:p>-4.03685626211502</text:p>
          </table:table-cell>
          <table:table-cell office:value-type="float" office:value="-8.55310902704206" calcext:value-type="float">
            <text:p>-8.55310902704206</text:p>
          </table:table-cell>
          <table:table-cell office:value-type="float" office:value="-4.78479982723384" calcext:value-type="float">
            <text:p>-4.78479982723384</text:p>
          </table:table-cell>
          <table:table-cell office:value-type="float" office:value="-4.95013070381276" calcext:value-type="float">
            <text:p>-4.95013070381276</text:p>
          </table:table-cell>
          <table:table-cell office:value-type="float" office:value="2.41726416932824" calcext:value-type="float">
            <text:p>2.41726416932824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float" office:value="-12.8887988325921" calcext:value-type="float">
            <text:p>-12.8887988325921</text:p>
          </table:table-cell>
          <table:table-cell office:value-type="float" office:value="-11.1499132794368" calcext:value-type="float">
            <text:p>-11.1499132794368</text:p>
          </table:table-cell>
          <table:table-cell office:value-type="float" office:value="-9.85921927118095" calcext:value-type="float">
            <text:p>-9.85921927118095</text:p>
          </table:table-cell>
          <table:table-cell office:value-type="float" office:value="-0.97920131840778" calcext:value-type="float">
            <text:p>-0.97920131840778</text:p>
          </table:table-cell>
          <table:table-cell office:value-type="float" office:value="-9.29932459190935" calcext:value-type="float">
            <text:p>-9.29932459190935</text:p>
          </table:table-cell>
          <table:table-cell office:value-type="float" office:value="-5.43502539951835" calcext:value-type="float">
            <text:p>-5.43502539951835</text:p>
          </table:table-cell>
          <table:table-cell office:value-type="float" office:value="-4.34134651705767" calcext:value-type="float">
            <text:p>-4.34134651705767</text:p>
          </table:table-cell>
          <table:table-cell office:value-type="float" office:value="-6.67301251610424" calcext:value-type="float">
            <text:p>-6.67301251610424</text:p>
          </table:table-cell>
          <table:table-cell office:value-type="float" office:value="-13.2736322062202" calcext:value-type="float">
            <text:p>-13.2736322062202</text:p>
          </table:table-cell>
          <table:table-cell office:value-type="float" office:value="-4.46719797583822" calcext:value-type="float">
            <text:p>-4.46719797583822</text:p>
          </table:table-cell>
          <table:table-cell office:value-type="float" office:value="-7.83666719082657" calcext:value-type="float">
            <text:p>-7.83666719082657</text:p>
          </table:table-cell>
          <table:table-cell office:value-type="float" office:value="4.08261502565182" calcext:value-type="float">
            <text:p>4.0826150256518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float" office:value="-7.78259189141445" calcext:value-type="float">
            <text:p>-7.78259189141445</text:p>
          </table:table-cell>
          <table:table-cell office:value-type="float" office:value="-10.5282303459009" calcext:value-type="float">
            <text:p>-10.5282303459009</text:p>
          </table:table-cell>
          <table:table-cell office:value-type="float" office:value="-9.67095630434159" calcext:value-type="float">
            <text:p>-9.67095630434159</text:p>
          </table:table-cell>
          <table:table-cell office:value-type="float" office:value="-0.347996829352315" calcext:value-type="float">
            <text:p>-0.347996829352315</text:p>
          </table:table-cell>
          <table:table-cell office:value-type="float" office:value="-14.3199430517403" calcext:value-type="float">
            <text:p>-14.3199430517403</text:p>
          </table:table-cell>
          <table:table-cell office:value-type="float" office:value="-10.5381909038346" calcext:value-type="float">
            <text:p>-10.5381909038346</text:p>
          </table:table-cell>
          <table:table-cell office:value-type="float" office:value="-6.87763392724039" calcext:value-type="float">
            <text:p>-6.87763392724039</text:p>
          </table:table-cell>
          <table:table-cell office:value-type="float" office:value="-15.4203152579109" calcext:value-type="float">
            <text:p>-15.4203152579109</text:p>
          </table:table-cell>
          <table:table-cell office:value-type="float" office:value="-10.1057872063976" calcext:value-type="float">
            <text:p>-10.1057872063976</text:p>
          </table:table-cell>
          <table:table-cell office:value-type="float" office:value="-5.26116615662936" calcext:value-type="float">
            <text:p>-5.26116615662936</text:p>
          </table:table-cell>
          <table:table-cell office:value-type="float" office:value="-9.08528118747623" calcext:value-type="float">
            <text:p>-9.08528118747623</text:p>
          </table:table-cell>
          <table:table-cell office:value-type="float" office:value="4.35439162548917" calcext:value-type="float">
            <text:p>4.35439162548917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float" office:value="-14.6400923256951" calcext:value-type="float">
            <text:p>-14.6400923256951</text:p>
          </table:table-cell>
          <table:table-cell office:value-type="float" office:value="-10.5032587299048" calcext:value-type="float">
            <text:p>-10.5032587299048</text:p>
          </table:table-cell>
          <table:table-cell office:value-type="float" office:value="-10.5473474999801" calcext:value-type="float">
            <text:p>-10.5473474999801</text:p>
          </table:table-cell>
          <table:table-cell office:value-type="float" office:value="-11.6985554721901" calcext:value-type="float">
            <text:p>-11.6985554721901</text:p>
          </table:table-cell>
          <table:table-cell office:value-type="float" office:value="-11.4824195791079" calcext:value-type="float">
            <text:p>-11.4824195791079</text:p>
          </table:table-cell>
          <table:table-cell office:value-type="float" office:value="-7.67430502170331" calcext:value-type="float">
            <text:p>-7.67430502170331</text:p>
          </table:table-cell>
          <table:table-cell office:value-type="float" office:value="-12.6645001930527" calcext:value-type="float">
            <text:p>-12.6645001930527</text:p>
          </table:table-cell>
          <table:table-cell office:value-type="float" office:value="-6.19744573116612" calcext:value-type="float">
            <text:p>-6.19744573116612</text:p>
          </table:table-cell>
          <table:table-cell office:value-type="float" office:value="-12.385651848604" calcext:value-type="float">
            <text:p>-12.385651848604</text:p>
          </table:table-cell>
          <table:table-cell office:value-type="float" office:value="-8.80407928978484" calcext:value-type="float">
            <text:p>-8.80407928978484</text:p>
          </table:table-cell>
          <table:table-cell office:value-type="float" office:value="-10.6597655691189" calcext:value-type="float">
            <text:p>-10.6597655691189</text:p>
          </table:table-cell>
          <table:table-cell office:value-type="float" office:value="2.51445744823288" calcext:value-type="float">
            <text:p>2.51445744823288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float" office:value="-11.5907726009318" calcext:value-type="float">
            <text:p>-11.5907726009318</text:p>
          </table:table-cell>
          <table:table-cell office:value-type="float" office:value="-1.60585533892799" calcext:value-type="float">
            <text:p>-1.60585533892799</text:p>
          </table:table-cell>
          <table:table-cell office:value-type="float" office:value="-11.5325784292438" calcext:value-type="float">
            <text:p>-11.5325784292438</text:p>
          </table:table-cell>
          <table:table-cell office:value-type="float" office:value="-8.3485472226004" calcext:value-type="float">
            <text:p>-8.3485472226004</text:p>
          </table:table-cell>
          <table:table-cell office:value-type="float" office:value="-14.4887680085246" calcext:value-type="float">
            <text:p>-14.4887680085246</text:p>
          </table:table-cell>
          <table:table-cell office:value-type="float" office:value="-7.6245277227612" calcext:value-type="float">
            <text:p>-7.6245277227612</text:p>
          </table:table-cell>
          <table:table-cell office:value-type="float" office:value="-6.37120324248391" calcext:value-type="float">
            <text:p>-6.37120324248391</text:p>
          </table:table-cell>
          <table:table-cell office:value-type="float" office:value="-16.6122849924872" calcext:value-type="float">
            <text:p>-16.6122849924872</text:p>
          </table:table-cell>
          <table:table-cell office:value-type="float" office:value="-10.1944527853276" calcext:value-type="float">
            <text:p>-10.1944527853276</text:p>
          </table:table-cell>
          <table:table-cell office:value-type="float" office:value="-10.7427946298037" calcext:value-type="float">
            <text:p>-10.7427946298037</text:p>
          </table:table-cell>
          <table:table-cell office:value-type="float" office:value="-9.91117849730921" calcext:value-type="float">
            <text:p>-9.91117849730921</text:p>
          </table:table-cell>
          <table:table-cell office:value-type="float" office:value="4.23295751133022" calcext:value-type="float">
            <text:p>4.23295751133022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-14.0665765758863" calcext:value-type="float">
            <text:p>-14.0665765758863</text:p>
          </table:table-cell>
          <table:table-cell office:value-type="float" office:value="-5.24238449712327" calcext:value-type="float">
            <text:p>-5.24238449712327</text:p>
          </table:table-cell>
          <table:table-cell office:value-type="float" office:value="-12.018817669803" calcext:value-type="float">
            <text:p>-12.018817669803</text:p>
          </table:table-cell>
          <table:table-cell office:value-type="float" office:value="-12.0432115479386" calcext:value-type="float">
            <text:p>-12.0432115479386</text:p>
          </table:table-cell>
          <table:table-cell office:value-type="float" office:value="-9.89466459343444" calcext:value-type="float">
            <text:p>-9.89466459343444</text:p>
          </table:table-cell>
          <table:table-cell office:value-type="float" office:value="-8.38392906231099" calcext:value-type="float">
            <text:p>-8.38392906231099</text:p>
          </table:table-cell>
          <table:table-cell office:value-type="float" office:value="-17.0418671244598" calcext:value-type="float">
            <text:p>-17.0418671244598</text:p>
          </table:table-cell>
          <table:table-cell office:value-type="float" office:value="-9.85378266371357" calcext:value-type="float">
            <text:p>-9.85378266371357</text:p>
          </table:table-cell>
          <table:table-cell office:value-type="float" office:value="-4.08721778202306" calcext:value-type="float">
            <text:p>-4.08721778202306</text:p>
          </table:table-cell>
          <table:table-cell office:value-type="float" office:value="-24.3735208023002" calcext:value-type="float">
            <text:p>-24.3735208023002</text:p>
          </table:table-cell>
          <table:table-cell office:value-type="float" office:value="-11.7005972318993" calcext:value-type="float">
            <text:p>-11.7005972318993</text:p>
          </table:table-cell>
          <table:table-cell office:value-type="float" office:value="5.89060575856678" calcext:value-type="float">
            <text:p>5.8906057585667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float" office:value="-16.0743842502984" calcext:value-type="float">
            <text:p>-16.0743842502984</text:p>
          </table:table-cell>
          <table:table-cell office:value-type="float" office:value="-17.3035614760685" calcext:value-type="float">
            <text:p>-17.3035614760685</text:p>
          </table:table-cell>
          <table:table-cell office:value-type="float" office:value="-15.2456457869199" calcext:value-type="float">
            <text:p>-15.2456457869199</text:p>
          </table:table-cell>
          <table:table-cell office:value-type="float" office:value="-11.9889962919343" calcext:value-type="float">
            <text:p>-11.9889962919343</text:p>
          </table:table-cell>
          <table:table-cell office:value-type="float" office:value="-9.73757933004307" calcext:value-type="float">
            <text:p>-9.73757933004307</text:p>
          </table:table-cell>
          <table:table-cell office:value-type="float" office:value="-15.6347143051657" calcext:value-type="float">
            <text:p>-15.6347143051657</text:p>
          </table:table-cell>
          <table:table-cell office:value-type="float" office:value="-13.4679280624818" calcext:value-type="float">
            <text:p>-13.4679280624818</text:p>
          </table:table-cell>
          <table:table-cell office:value-type="float" office:value="-10.381800342083" calcext:value-type="float">
            <text:p>-10.381800342083</text:p>
          </table:table-cell>
          <table:table-cell office:value-type="float" office:value="-19.9917878722693" calcext:value-type="float">
            <text:p>-19.9917878722693</text:p>
          </table:table-cell>
          <table:table-cell office:value-type="float" office:value="-18.5118759351154" calcext:value-type="float">
            <text:p>-18.5118759351154</text:p>
          </table:table-cell>
          <table:table-cell office:value-type="float" office:value="-14.8338273652379" calcext:value-type="float">
            <text:p>-14.8338273652379</text:p>
          </table:table-cell>
          <table:table-cell office:value-type="float" office:value="3.40478769990404" calcext:value-type="float">
            <text:p>3.40478769990404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float" office:value="-15.5122744947227" calcext:value-type="float">
            <text:p>-15.5122744947227</text:p>
          </table:table-cell>
          <table:table-cell office:value-type="float" office:value="-11.6353650961029" calcext:value-type="float">
            <text:p>-11.6353650961029</text:p>
          </table:table-cell>
          <table:table-cell office:value-type="float" office:value="-11.0927483173807" calcext:value-type="float">
            <text:p>-11.0927483173807</text:p>
          </table:table-cell>
          <table:table-cell office:value-type="float" office:value="-10.7306873971779" calcext:value-type="float">
            <text:p>-10.7306873971779</text:p>
          </table:table-cell>
          <table:table-cell office:value-type="float" office:value="-22.3850306096595" calcext:value-type="float">
            <text:p>-22.3850306096595</text:p>
          </table:table-cell>
          <table:table-cell office:value-type="float" office:value="-15.8357152637222" calcext:value-type="float">
            <text:p>-15.8357152637222</text:p>
          </table:table-cell>
          <table:table-cell office:value-type="float" office:value="-16.1706459357942" calcext:value-type="float">
            <text:p>-16.1706459357942</text:p>
          </table:table-cell>
          <table:table-cell office:value-type="float" office:value="-15.6201055546546" calcext:value-type="float">
            <text:p>-15.6201055546546</text:p>
          </table:table-cell>
          <table:table-cell office:value-type="float" office:value="-8.87700989128851" calcext:value-type="float">
            <text:p>-8.87700989128851</text:p>
          </table:table-cell>
          <table:table-cell office:value-type="float" office:value="-19.0237745611356" calcext:value-type="float">
            <text:p>-19.0237745611356</text:p>
          </table:table-cell>
          <table:table-cell office:value-type="float" office:value="-14.6883357121639" calcext:value-type="float">
            <text:p>-14.6883357121639</text:p>
          </table:table-cell>
          <table:table-cell office:value-type="float" office:value="4.14701100160695" calcext:value-type="float">
            <text:p>4.14701100160695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float" office:value="-20.4808286601469" calcext:value-type="float">
            <text:p>-20.4808286601469</text:p>
          </table:table-cell>
          <table:table-cell office:value-type="float" office:value="-11.2827046841238" calcext:value-type="float">
            <text:p>-11.2827046841238</text:p>
          </table:table-cell>
          <table:table-cell office:value-type="float" office:value="-15.9115329010448" calcext:value-type="float">
            <text:p>-15.9115329010448</text:p>
          </table:table-cell>
          <table:table-cell office:value-type="float" office:value="-16.6642107164392" calcext:value-type="float">
            <text:p>-16.6642107164392</text:p>
          </table:table-cell>
          <table:table-cell office:value-type="float" office:value="-20.9308064235472" calcext:value-type="float">
            <text:p>-20.9308064235472</text:p>
          </table:table-cell>
          <table:table-cell office:value-type="float" office:value="-11.3082364898743" calcext:value-type="float">
            <text:p>-11.3082364898743</text:p>
          </table:table-cell>
          <table:table-cell office:value-type="float" office:value="-7.87829973515784" calcext:value-type="float">
            <text:p>-7.87829973515784</text:p>
          </table:table-cell>
          <table:table-cell office:value-type="float" office:value="-8.59792947324929" calcext:value-type="float">
            <text:p>-8.59792947324929</text:p>
          </table:table-cell>
          <table:table-cell office:value-type="float" office:value="-15.8973448944159" calcext:value-type="float">
            <text:p>-15.8973448944159</text:p>
          </table:table-cell>
          <table:table-cell office:value-type="float" office:value="-13.7340830493249" calcext:value-type="float">
            <text:p>-13.7340830493249</text:p>
          </table:table-cell>
          <table:table-cell office:value-type="float" office:value="-14.2685977027324" calcext:value-type="float">
            <text:p>-14.2685977027324</text:p>
          </table:table-cell>
          <table:table-cell office:value-type="float" office:value="4.53413279135549" calcext:value-type="float">
            <text:p>4.53413279135549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float" office:value="-7.51300263780728" calcext:value-type="float">
            <text:p>-7.51300263780728</text:p>
          </table:table-cell>
          <table:table-cell office:value-type="float" office:value="-7.57470003360032" calcext:value-type="float">
            <text:p>-7.57470003360032</text:p>
          </table:table-cell>
          <table:table-cell office:value-type="float" office:value="-23.6922902813974" calcext:value-type="float">
            <text:p>-23.6922902813974</text:p>
          </table:table-cell>
          <table:table-cell office:value-type="float" office:value="-18.7101991072121" calcext:value-type="float">
            <text:p>-18.7101991072121</text:p>
          </table:table-cell>
          <table:table-cell office:value-type="float" office:value="-11.2638423298141" calcext:value-type="float">
            <text:p>-11.2638423298141</text:p>
          </table:table-cell>
          <table:table-cell office:value-type="float" office:value="-19.0423619663736" calcext:value-type="float">
            <text:p>-19.0423619663736</text:p>
          </table:table-cell>
          <table:table-cell office:value-type="float" office:value="-9.03225946372864" calcext:value-type="float">
            <text:p>-9.03225946372864</text:p>
          </table:table-cell>
          <table:table-cell office:value-type="float" office:value="-18.0358781217992" calcext:value-type="float">
            <text:p>-18.0358781217992</text:p>
          </table:table-cell>
          <table:table-cell office:value-type="float" office:value="-8.63172203741116" calcext:value-type="float">
            <text:p>-8.63172203741116</text:p>
          </table:table-cell>
          <table:table-cell office:value-type="float" office:value="-17.6438397021775" calcext:value-type="float">
            <text:p>-17.6438397021775</text:p>
          </table:table-cell>
          <table:table-cell office:value-type="float" office:value="-14.1140095681321" calcext:value-type="float">
            <text:p>-14.1140095681321</text:p>
          </table:table-cell>
          <table:table-cell office:value-type="float" office:value="5.91924175373153" calcext:value-type="float">
            <text:p>5.91924175373153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float" office:value="-19.7116280362736" calcext:value-type="float">
            <text:p>-19.7116280362736</text:p>
          </table:table-cell>
          <table:table-cell office:value-type="float" office:value="-17.9711567810695" calcext:value-type="float">
            <text:p>-17.9711567810695</text:p>
          </table:table-cell>
          <table:table-cell office:value-type="float" office:value="-18.3992830826888" calcext:value-type="float">
            <text:p>-18.3992830826888</text:p>
          </table:table-cell>
          <table:table-cell office:value-type="float" office:value="-15.9326241470321" calcext:value-type="float">
            <text:p>-15.9326241470321</text:p>
          </table:table-cell>
          <table:table-cell office:value-type="float" office:value="-23.4225615662402" calcext:value-type="float">
            <text:p>-23.4225615662402</text:p>
          </table:table-cell>
          <table:table-cell office:value-type="float" office:value="-18.4561904311825" calcext:value-type="float">
            <text:p>-18.4561904311825</text:p>
          </table:table-cell>
          <table:table-cell office:value-type="float" office:value="-21.2368140844005" calcext:value-type="float">
            <text:p>-21.2368140844005</text:p>
          </table:table-cell>
          <table:table-cell office:value-type="float" office:value="-17.6324057435764" calcext:value-type="float">
            <text:p>-17.6324057435764</text:p>
          </table:table-cell>
          <table:table-cell office:value-type="float" office:value="-21.4616117675325" calcext:value-type="float">
            <text:p>-21.4616117675325</text:p>
          </table:table-cell>
          <table:table-cell office:value-type="float" office:value="-7.33737170415866" calcext:value-type="float">
            <text:p>-7.33737170415866</text:p>
          </table:table-cell>
          <table:table-cell office:value-type="float" office:value="-18.1561647344155" calcext:value-type="float">
            <text:p>-18.1561647344155</text:p>
          </table:table-cell>
          <table:table-cell office:value-type="float" office:value="4.38455459448954" calcext:value-type="float">
            <text:p>4.38455459448954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float" office:value="-22.5541243663615" calcext:value-type="float">
            <text:p>-22.5541243663615</text:p>
          </table:table-cell>
          <table:table-cell office:value-type="float" office:value="-19.0509752629778" calcext:value-type="float">
            <text:p>-19.0509752629778</text:p>
          </table:table-cell>
          <table:table-cell office:value-type="float" office:value="-29.2587721736211" calcext:value-type="float">
            <text:p>-29.2587721736211</text:p>
          </table:table-cell>
          <table:table-cell office:value-type="float" office:value="-17.3425073013481" calcext:value-type="float">
            <text:p>-17.3425073013481</text:p>
          </table:table-cell>
          <table:table-cell office:value-type="float" office:value="-29.2587721736211" calcext:value-type="float">
            <text:p>-29.2587721736211</text:p>
          </table:table-cell>
          <table:table-cell office:value-type="float" office:value="-16.2407639392761" calcext:value-type="float">
            <text:p>-16.2407639392761</text:p>
          </table:table-cell>
          <table:table-cell office:value-type="float" office:value="-19.8426915886288" calcext:value-type="float">
            <text:p>-19.8426915886288</text:p>
          </table:table-cell>
          <table:table-cell office:value-type="float" office:value="-23.9042536455368" calcext:value-type="float">
            <text:p>-23.9042536455368</text:p>
          </table:table-cell>
          <table:table-cell office:value-type="float" office:value="-9.65340428270873" calcext:value-type="float">
            <text:p>-9.65340428270873</text:p>
          </table:table-cell>
          <table:table-cell office:value-type="float" office:value="-20.9234977841456" calcext:value-type="float">
            <text:p>-20.9234977841456</text:p>
          </table:table-cell>
          <table:table-cell office:value-type="float" office:value="-20.8029762518226" calcext:value-type="float">
            <text:p>-20.8029762518226</text:p>
          </table:table-cell>
          <table:table-cell office:value-type="float" office:value="5.93289484999108" calcext:value-type="float">
            <text:p>5.93289484999108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kill_per_horizon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018302183488327906, -0.14355978453863827, -0.5194490814264485, -0.5101102032905036]</text:p>
          </table:table-cell>
          <table:table-cell office:value-type="string" calcext:value-type="string">
            <text:p>[0.012422193512828805, -0.024302107682450114, -0.0714052864105641, -0.008985454460663789]</text:p>
          </table:table-cell>
          <table:table-cell table:number-columns-repeated="2" office:value-type="string" calcext:value-type="string">
            <text:p>[-1.273159786614797, -0.5421590806031551, -0.47366280151808215, -0.23648757526208986]</text:p>
          </table:table-cell>
          <table:table-cell office:value-type="string" calcext:value-type="string">
            <text:p>[-0.5043771358762328, -0.5340466836625479, -0.8210762292472529, -1.705382218490481]</text:p>
          </table:table-cell>
          <table:table-cell office:value-type="string" calcext:value-type="string">
            <text:p>[-1.2288977598443385, -1.5338119801799888, -1.0940122894405047, -0.8452236062391094]</text:p>
          </table:table-cell>
          <table:table-cell office:value-type="string" calcext:value-type="string">
            <text:p>[-0.5043771358762328, -0.5340466836625479, -0.8210762292472529, -1.705382218490481]</text:p>
          </table:table-cell>
          <table:table-cell table:number-columns-repeated="2" office:value-type="string" calcext:value-type="string">
            <text:p>[-3.260787763482287, -0.522922510828594, -0.3841414642355767, -0.7311451090985521]</text:p>
          </table:table-cell>
          <table:table-cell office:value-type="string" calcext:value-type="string">
            <text:p>[-1.273159786614797, -0.5421590806031551, -0.47366280151808215, -0.23648757526208986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-11.820259398269272, 0.014428053909087968, -0.0009216777927312236, -0.08438738087050979]</text:p>
          </table:table-cell>
          <table:table-cell office:value-type="string" calcext:value-type="string">
            <text:p>[-0.562150385835114, -0.038747670610672635, -0.11951709616235817, -0.06406443865583089]</text:p>
          </table:table-cell>
          <table:table-cell office:value-type="string" calcext:value-type="string">
            <text:p>[-0.5071207317943305, -1.186423743653342, -1.2691186902786589, -0.7670422706810731]</text:p>
          </table:table-cell>
          <table:table-cell office:value-type="string" calcext:value-type="string">
            <text:p>[-0.5043771358762328, -0.5340466836625479, -0.8210762292472529, -1.705382218490481]</text:p>
          </table:table-cell>
          <table:table-cell office:value-type="string" calcext:value-type="string">
            <text:p>[-0.1747420239651687, -0.04996558191792122, 0.2445615216098207, 0.024231606196090105]</text:p>
          </table:table-cell>
          <table:table-cell office:value-type="string" calcext:value-type="string">
            <text:p>[-0.15553657683196054, -0.13719610669593596, -0.11318858134148346, -0.0591290895014529]</text:p>
          </table:table-cell>
          <table:table-cell office:value-type="string" calcext:value-type="string">
            <text:p>[-3.7647476502333355, -0.5221529775230938, -0.4910966589387611, -0.7808475979565577]</text:p>
          </table:table-cell>
          <table:table-cell office:value-type="string" calcext:value-type="string">
            <text:p>[-5.512053492137903, -0.39234607005216304, -0.6812507786557509, -1.33351394259269]</text:p>
          </table:table-cell>
          <table:table-cell office:value-type="string" calcext:value-type="string">
            <text:p>[-8.119569315457454, -1.3289723418259403, -1.248099632826305, -1.7653410873834652]</text:p>
          </table:table-cell>
          <table:table-cell office:value-type="string" calcext:value-type="string">
            <text:p>[-0.36854411257394304, -0.10349586479487805, -0.10690411742484418, -0.03463359418773848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-7.77968202489947, -3.164345515087863, -5.201770070257528, -7.8193935628978695]</text:p>
          </table:table-cell>
          <table:table-cell office:value-type="string" calcext:value-type="string">
            <text:p>[-7.922384686362305, -3.163194465189667, -5.898779220590011, -8.636294112678478]</text:p>
          </table:table-cell>
          <table:table-cell office:value-type="string" calcext:value-type="string">
            <text:p>[-1.1488866708492917, -2.059588306700544, -1.8620843969209044, -1.3537594545510956]</text:p>
          </table:table-cell>
          <table:table-cell office:value-type="string" calcext:value-type="string">
            <text:p>[-4.1382698691655895, -0.8157343401170358, -0.27399358168980203, -0.6493269441919747]</text:p>
          </table:table-cell>
          <table:table-cell office:value-type="string" calcext:value-type="string">
            <text:p>[-11.427522675051872, -1.3165800533838645, -0.8905346394537217, -1.4215049406810731]</text:p>
          </table:table-cell>
          <table:table-cell office:value-type="string" calcext:value-type="string">
            <text:p>[-20.86948496822769, -1.5599023322979244, -3.3684846192293616, -5.221436618060538]</text:p>
          </table:table-cell>
          <table:table-cell office:value-type="string" calcext:value-type="string">
            <text:p>[-18.14217279707888, -0.482798588374056, -0.6301712184642705, -0.6404295994646647]</text:p>
          </table:table-cell>
          <table:table-cell office:value-type="string" calcext:value-type="string">
            <text:p>[-8.122911096796525, -1.7161194130067337, -1.934163377056941, -2.973398790196091]</text:p>
          </table:table-cell>
          <table:table-cell office:value-type="string" calcext:value-type="string">
            <text:p>[-0.6767634180171234, -0.9194829027513673, -1.0166705786637031, -1.0682095526853619]</text:p>
          </table:table-cell>
          <table:table-cell office:value-type="string" calcext:value-type="string">
            <text:p>[-0.2767581919050466, -0.3283971829958876, -0.39808767675120205, -0.8169816507828553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-8.825701771343365, -4.059579756844478, -5.835862169445649, -8.179643274726644]</text:p>
          </table:table-cell>
          <table:table-cell office:value-type="string" calcext:value-type="string">
            <text:p>[-2.4853090768554686, -1.8997345110514319, -0.8616755565511003, -0.7440723332566179]</text:p>
          </table:table-cell>
          <table:table-cell office:value-type="string" calcext:value-type="string">
            <text:p>[-5.682105480654798, -2.792908435631025, -4.913225326524118, -6.505736595119127]</text:p>
          </table:table-cell>
          <table:table-cell office:value-type="string" calcext:value-type="string">
            <text:p>[-17.859122247538938, -1.8668972959684949, -1.7399577176868464, -2.4346734232148837]</text:p>
          </table:table-cell>
          <table:table-cell office:value-type="string" calcext:value-type="string">
            <text:p>[-36.35534596952981, -1.9247890077545016, -1.4898777975834498, -0.9620466003414263]</text:p>
          </table:table-cell>
          <table:table-cell office:value-type="string" calcext:value-type="string">
            <text:p>[-15.949441541979281, -0.6113030055481472, -0.821413869317289, -1.636344151523006]</text:p>
          </table:table-cell>
          <table:table-cell office:value-type="string" calcext:value-type="string">
            <text:p>[-1.672268126441101, -2.8641948228967484, -5.617308148019728, -7.209691597559065]</text:p>
          </table:table-cell>
          <table:table-cell office:value-type="string" calcext:value-type="string">
            <text:p>[-3.755316529054342, -0.5694615411851789, -0.8131830172120269, -1.7654913218385193]</text:p>
          </table:table-cell>
          <table:table-cell office:value-type="string" calcext:value-type="string">
            <text:p>[-6.700631026608939, -1.9883097443069264, -1.405326466220158, -1.7085521796683656]</text:p>
          </table:table-cell>
          <table:table-cell office:value-type="string" calcext:value-type="string">
            <text:p>[-6.791666673307262, -1.4675895046387444, -1.7031060611429005, -1.9255848182762936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-4.288819022009482, -1.9667879394218435, -1.5895519007619319, -1.430469296225234]</text:p>
          </table:table-cell>
          <table:table-cell office:value-type="string" calcext:value-type="string">
            <text:p>[-19.398872659675547, -0.5326158278602833, -0.5623813087485496, -1.1054626225455388]</text:p>
          </table:table-cell>
          <table:table-cell office:value-type="string" calcext:value-type="string">
            <text:p>[-21.002966982752657, -3.269365108296207, -2.7041955522580485, -2.5389119181132624]</text:p>
          </table:table-cell>
          <table:table-cell office:value-type="string" calcext:value-type="string">
            <text:p>[-0.6486661539851779, -0.21018853330787568, -0.16273768844194958, 0.1312108724278671]</text:p>
          </table:table-cell>
          <table:table-cell office:value-type="string" calcext:value-type="string">
            <text:p>[-18.50217781903161, -3.140537445558156, -2.3003412056424866, -1.6513342287925559]</text:p>
          </table:table-cell>
          <table:table-cell office:value-type="string" calcext:value-type="string">
            <text:p>[-7.936462671303324, -3.0649606453404754, -5.456251952796665, -7.384269833873702]</text:p>
          </table:table-cell>
          <table:table-cell office:value-type="string" calcext:value-type="string">
            <text:p>[-9.750278891683827, -3.4529181473669457, -2.480920698175182, -2.1049325054059542]</text:p>
          </table:table-cell>
          <table:table-cell office:value-type="string" calcext:value-type="string">
            <text:p>[-1.4034646490667324, -2.7665571247001086, -5.234278695640504, -6.743124579052728]</text:p>
          </table:table-cell>
          <table:table-cell office:value-type="string" calcext:value-type="string">
            <text:p>[-1.8051274560738628, -5.271759658285324, -10.667723825756115, -16.46782516805294]</text:p>
          </table:table-cell>
          <table:table-cell office:value-type="string" calcext:value-type="string">
            <text:p>[-9.828035792370638, -3.215195263797055, -3.0707810951074777, -3.0251871576601808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-39.56246050717789, -3.719440966835963, -3.648537401507501, -4.624756454847079]</text:p>
          </table:table-cell>
          <table:table-cell office:value-type="string" calcext:value-type="string">
            <text:p>[-7.877886895971398, -6.886928136717607, -12.918767723110246, -16.916070361947956]</text:p>
          </table:table-cell>
          <table:table-cell office:value-type="string" calcext:value-type="string">
            <text:p>[-13.016077756905231, -7.639487754371999, -8.523087118453955, -10.258224454992625]</text:p>
          </table:table-cell>
          <table:table-cell office:value-type="string" calcext:value-type="string">
            <text:p>[-2.403344213264069, -0.8951924217432738, -0.4207176430906401, -0.1975509955331356]</text:p>
          </table:table-cell>
          <table:table-cell office:value-type="string" calcext:value-type="string">
            <text:p>[-21.855695085793037, -2.401460991707216, -5.023168387801036, -7.9169739023361]</text:p>
          </table:table-cell>
          <table:table-cell office:value-type="string" calcext:value-type="string">
            <text:p>[-13.68942718536028, -2.6869684227246893, -2.5537312492725617, -2.8099747407158704]</text:p>
          </table:table-cell>
          <table:table-cell office:value-type="string" calcext:value-type="string">
            <text:p>[-8.102534467121902, -3.145462008246147, -3.0086256082744622, -3.1087639845881476]</text:p>
          </table:table-cell>
          <table:table-cell office:value-type="string" calcext:value-type="string">
            <text:p>[-21.701223217969478, -1.4545634370903837, -1.47336418063444, -2.0628992287226477]</text:p>
          </table:table-cell>
          <table:table-cell office:value-type="string" calcext:value-type="string">
            <text:p>[-39.469408084229144, -3.1371571462792014, -4.622777140744083, -5.865186453628324]</text:p>
          </table:table-cell>
          <table:table-cell office:value-type="string" calcext:value-type="string">
            <text:p>[-5.9345156457325965, -1.700867048800725, -4.182789618155014, -6.05061959066453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-24.33185194482983, -2.3546708835234575, -2.074292458900495, -2.369552278404008]</text:p>
          </table:table-cell>
          <table:table-cell office:value-type="string" calcext:value-type="string">
            <text:p>[-35.63635802992828, -2.129787398549743, -2.023885256655822, -2.322890698469604]</text:p>
          </table:table-cell>
          <table:table-cell office:value-type="string" calcext:value-type="string">
            <text:p>[-20.049908630127653, -2.436345240428195, -6.901261652600854, -9.296309694209626]</text:p>
          </table:table-cell>
          <table:table-cell office:value-type="string" calcext:value-type="string">
            <text:p>[-1.0359960038997196, -0.18409540161634652, -0.12300649035208444, -0.048889421541109535]</text:p>
          </table:table-cell>
          <table:table-cell office:value-type="string" calcext:value-type="string">
            <text:p>[-48.200874722808074, -3.927009100587475, -2.632719674559425, -2.5191687090062143]</text:p>
          </table:table-cell>
          <table:table-cell office:value-type="string" calcext:value-type="string">
            <text:p>[-32.530306691042576, -3.343783918800458, -2.747614488190586, -3.5310585173048414]</text:p>
          </table:table-cell>
          <table:table-cell office:value-type="string" calcext:value-type="string">
            <text:p>[-9.716403375422168, -5.290621357299585, -5.426095622931948, -7.077415353307881]</text:p>
          </table:table-cell>
          <table:table-cell office:value-type="string" calcext:value-type="string">
            <text:p>[-39.513438268263236, -3.9308587319206056, -8.03864997152628, -10.198314059933299]</text:p>
          </table:table-cell>
          <table:table-cell office:value-type="string" calcext:value-type="string">
            <text:p>[-25.417381896663315, -5.00339674780268, -4.526459220470125, -5.4759109606542955]</text:p>
          </table:table-cell>
          <table:table-cell office:value-type="string" calcext:value-type="string">
            <text:p>[-9.271594990383036, -4.341168352507907, -3.5399351402677137, -3.8919661433587827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-8.110555298786393, -10.296262775114773, -17.577375841968745, -22.576175386910435]</text:p>
          </table:table-cell>
          <table:table-cell office:value-type="string" calcext:value-type="string">
            <text:p>[-31.198121490893914, -4.051083572402825, -3.441799502047127, -3.322030354275296]</text:p>
          </table:table-cell>
          <table:table-cell office:value-type="string" calcext:value-type="string">
            <text:p>[-37.503056021575645, -2.3993992376222018, -1.3267759840673188, -0.960158756655094]</text:p>
          </table:table-cell>
          <table:table-cell office:value-type="string" calcext:value-type="string">
            <text:p>[-33.12922409875214, -5.534486124548144, -3.997048387138591, -4.133463278321581]</text:p>
          </table:table-cell>
          <table:table-cell office:value-type="string" calcext:value-type="string">
            <text:p>[-22.445226392672456, -5.8712009406033605, -6.971604786785557, -10.641646196370068]</text:p>
          </table:table-cell>
          <table:table-cell office:value-type="string" calcext:value-type="string">
            <text:p>[-20.289376287950912, -3.725166788397005, -2.996437323853751, -3.68623968661157]</text:p>
          </table:table-cell>
          <table:table-cell office:value-type="string" calcext:value-type="string">
            <text:p>[-7.320763941454089, -10.387653727848868, -14.345489127626498, -18.604093975281334]</text:p>
          </table:table-cell>
          <table:table-cell office:value-type="string" calcext:value-type="string">
            <text:p>[-7.935997797264993, -3.443201958878861, -5.854626645407834, -7.555956523112783]</text:p>
          </table:table-cell>
          <table:table-cell office:value-type="string" calcext:value-type="string">
            <text:p>[-30.87070883228602, -4.592402237160131, -6.744764023068983, -7.334732301900826]</text:p>
          </table:table-cell>
          <table:table-cell office:value-type="string" calcext:value-type="string">
            <text:p>[-7.690814375827082, -6.217240705607452, -9.040950477661912, -12.267311600042907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-22.145151699049514, -4.845089710038852, -7.955640156460841, -11.417208838177896]</text:p>
          </table:table-cell>
          <table:table-cell office:value-type="string" calcext:value-type="string">
            <text:p>[-3.0069316498446463, -1.0969770916372523, -1.6019932122037783, -0.7175194020262898]</text:p>
          </table:table-cell>
          <table:table-cell office:value-type="string" calcext:value-type="string">
            <text:p>[-25.893184162162196, -4.834779122857702, -6.552736715912011, -8.849613716043226]</text:p>
          </table:table-cell>
          <table:table-cell office:value-type="string" calcext:value-type="string">
            <text:p>[-23.06881885323222, -4.216727507825824, -3.569882461296725, -2.5387600680468303]</text:p>
          </table:table-cell>
          <table:table-cell office:value-type="string" calcext:value-type="string">
            <text:p>[-49.87568044583411, -3.8910226238075607, -2.423367191108805, -1.765001773348085]</text:p>
          </table:table-cell>
          <table:table-cell office:value-type="string" calcext:value-type="string">
            <text:p>[-20.037454353894056, -3.0616587968948616, -2.9768207031276583, -4.422177037128239]</text:p>
          </table:table-cell>
          <table:table-cell office:value-type="string" calcext:value-type="string">
            <text:p>[-10.969033064071688, -4.5705947057850915, -4.751270005434405, -5.193915194644472]</text:p>
          </table:table-cell>
          <table:table-cell office:value-type="string" calcext:value-type="string">
            <text:p>[-49.6460594126991, -6.017254597333355, -5.827992527102888, -4.957833432813286]</text:p>
          </table:table-cell>
          <table:table-cell office:value-type="string" calcext:value-type="string">
            <text:p>[-22.194454048230572, -4.180672402541918, -6.476342273892244, -7.926342416645582]</text:p>
          </table:table-cell>
          <table:table-cell office:value-type="string" calcext:value-type="string">
            <text:p>[-31.77158339361188, -3.964741634182767, -3.1171925556069846, -4.117660935812939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-38.76009931829514, -4.07555869878109, -5.949841859262728, -7.480806427206166]</text:p>
          </table:table-cell>
          <table:table-cell office:value-type="string" calcext:value-type="string">
            <text:p>[-16.620471393227575, -1.6329975868416113, -1.2130962672427748, -1.5029727411810967]</text:p>
          </table:table-cell>
          <table:table-cell office:value-type="string" calcext:value-type="string">
            <text:p>[-39.717693672420175, -2.7089775375333414, -2.858608572728061, -2.7899908965303366]</text:p>
          </table:table-cell>
          <table:table-cell office:value-type="string" calcext:value-type="string">
            <text:p>[-39.5066784018064, -3.2721692084101806, -2.460560971101544, -2.933437610436096]</text:p>
          </table:table-cell>
          <table:table-cell office:value-type="string" calcext:value-type="string">
            <text:p>[-21.542043276362534, -4.235792994201648, -5.947973387695993, -7.852848715477578]</text:p>
          </table:table-cell>
          <table:table-cell office:value-type="string" calcext:value-type="string">
            <text:p>[-25.454691405367313, -2.5429950802411394, -2.79912265911213, -2.738907104523358]</text:p>
          </table:table-cell>
          <table:table-cell office:value-type="string" calcext:value-type="string">
            <text:p>[-55.760057031570476, -5.304208514893682, -4.046755799867352, -3.056447151507835]</text:p>
          </table:table-cell>
          <table:table-cell office:value-type="string" calcext:value-type="string">
            <text:p>[-13.085620403266262, -5.616525226882896, -9.234256859523992, -11.478728165181117]</text:p>
          </table:table-cell>
          <table:table-cell office:value-type="string" calcext:value-type="string">
            <text:p>[-11.982868988409635, -0.8059988332968393, -1.2894683364528259, -2.2705349699329247]</text:p>
          </table:table-cell>
          <table:table-cell office:value-type="string" calcext:value-type="string">
            <text:p>[-48.71170525399613, -9.724159246217123, -16.774492879946568, -22.283725829040947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-48.652312781650785, -4.032252235385236, -5.083060626557234, -6.529911357600149]</text:p>
          </table:table-cell>
          <table:table-cell office:value-type="string" calcext:value-type="string">
            <text:p>[-58.84891154203038, -4.69651739839434, -3.4153214866907033, -2.253495477158407]</text:p>
          </table:table-cell>
          <table:table-cell office:value-type="string" calcext:value-type="string">
            <text:p>[-47.39949279169486, -4.409948246817685, -4.681350664600359, -4.491791444566728]</text:p>
          </table:table-cell>
          <table:table-cell office:value-type="string" calcext:value-type="string">
            <text:p>[-39.013290086044265, -2.815935358860777, -2.899832381867573, -3.226927340964525]</text:p>
          </table:table-cell>
          <table:table-cell office:value-type="string" calcext:value-type="string">
            <text:p>[-33.77717633242418, -2.169800579767922, -1.6223986029829662, -1.3809418049972155]</text:p>
          </table:table-cell>
          <table:table-cell office:value-type="string" calcext:value-type="string">
            <text:p>[-41.12317256903639, -6.406826039602587, -6.363862176819768, -8.644996435204089]</text:p>
          </table:table-cell>
          <table:table-cell office:value-type="string" calcext:value-type="string">
            <text:p>[-44.47907223638627, -4.171584976793796, -2.54566680372319, -2.6753882330239787]</text:p>
          </table:table-cell>
          <table:table-cell office:value-type="string" calcext:value-type="string">
            <text:p>[-19.918351100066324, -4.125764234398521, -7.690104697608291, -9.792981336258698]</text:p>
          </table:table-cell>
          <table:table-cell office:value-type="string" calcext:value-type="string">
            <text:p>[-25.999573706955648, -11.908222840564186, -18.119339663496568, -23.940015278060798]</text:p>
          </table:table-cell>
          <table:table-cell office:value-type="string" calcext:value-type="string">
            <text:p>[-44.081200695702826, -7.858133194765915, -9.691279799081842, -12.4168900509112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-39.34947993718494, -6.156633388090826, -7.171196379419431, -9.371788274195625]</text:p>
          </table:table-cell>
          <table:table-cell office:value-type="string" calcext:value-type="string">
            <text:p>[-20.99136253781786, -6.6359613315437604, -9.11600284779488, -9.798133667254948]</text:p>
          </table:table-cell>
          <table:table-cell office:value-type="string" calcext:value-type="string">
            <text:p>[-39.44048674563096, -1.8497342872863198, -1.5587609976160488, -1.5220112389893625]</text:p>
          </table:table-cell>
          <table:table-cell office:value-type="string" calcext:value-type="string">
            <text:p>[-20.713050571592206, -5.967935388932988, -7.556096170962512, -8.68566745722379]</text:p>
          </table:table-cell>
          <table:table-cell office:value-type="string" calcext:value-type="string">
            <text:p>[-73.31740045718573, -6.7418821927619055, -5.417432447506743, -4.063407341183534]</text:p>
          </table:table-cell>
          <table:table-cell office:value-type="string" calcext:value-type="string">
            <text:p>[-39.238617219998176, -6.290268362641438, -7.733342626353701, -10.080632845895533]</text:p>
          </table:table-cell>
          <table:table-cell office:value-type="string" calcext:value-type="string">
            <text:p>[-32.983374023888004, -7.360751050357761, -10.916488710823536, -13.421969958107605]</text:p>
          </table:table-cell>
          <table:table-cell office:value-type="string" calcext:value-type="string">
            <text:p>[-39.46065116998976, -5.357310360423795, -7.608536220792872, -10.053924467412156]</text:p>
          </table:table-cell>
          <table:table-cell office:value-type="string" calcext:value-type="string">
            <text:p>[-27.03446705092429, -2.821773654126458, -3.0134073415232443, -2.638391518580052]</text:p>
          </table:table-cell>
          <table:table-cell office:value-type="string" calcext:value-type="string">
            <text:p>[-11.920649669331196, -17.888475561412108, -22.388491605100192, -23.897481408699008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-67.5322676200641, -6.0437494845803075, -4.755978189232213, -3.591319346710864]</text:p>
          </table:table-cell>
          <table:table-cell office:value-type="string" calcext:value-type="string">
            <text:p>[-33.7500648599925, -3.9629085168224165, -3.771259967026097, -3.6465853926542113]</text:p>
          </table:table-cell>
          <table:table-cell office:value-type="string" calcext:value-type="string">
            <text:p>[-48.908963047833765, -5.931995290950076, -4.718071555202563, -4.08710171019282]</text:p>
          </table:table-cell>
          <table:table-cell office:value-type="string" calcext:value-type="string">
            <text:p>[-21.21796371561311, -9.957549761882278, -16.46654263508156, -19.014786753179735]</text:p>
          </table:table-cell>
          <table:table-cell office:value-type="string" calcext:value-type="string">
            <text:p>[-50.18217187306724, -11.07716354089716, -10.956954360102621, -11.506935920121908]</text:p>
          </table:table-cell>
          <table:table-cell office:value-type="string" calcext:value-type="string">
            <text:p>[-22.293872322465845, -8.397696339275385, -7.074819710581548, -7.466557587174449]</text:p>
          </table:table-cell>
          <table:table-cell office:value-type="string" calcext:value-type="string">
            <text:p>[-24.94114624749686, -2.8833608749399886, -1.8612615625356765, -1.827430255658813]</text:p>
          </table:table-cell>
          <table:table-cell office:value-type="string" calcext:value-type="string">
            <text:p>[-26.177541653005786, -2.56707417018327, -2.4878343397593428, -3.1592677300487537]</text:p>
          </table:table-cell>
          <table:table-cell office:value-type="string" calcext:value-type="string">
            <text:p>[-50.086103505647614, -5.787913165758085, -4.373261226420722, -3.342101679837084]</text:p>
          </table:table-cell>
          <table:table-cell office:value-type="string" calcext:value-type="string">
            <text:p>[-34.757449424158374, -5.7818143494468455, -7.428877423570435, -6.968191000123847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-22.650465270181552, -2.665442987571476, -2.4161167777430714, -2.319985515733003]</text:p>
          </table:table-cell>
          <table:table-cell office:value-type="string" calcext:value-type="string">
            <text:p>[-20.683320643982086, -3.7132477678551545, -3.424056430203737, -2.478175292360296]</text:p>
          </table:table-cell>
          <table:table-cell office:value-type="string" calcext:value-type="string">
            <text:p>[-82.75987820372973, -5.916246278619153, -3.390335572814873, -2.7027010704258947]</text:p>
          </table:table-cell>
          <table:table-cell office:value-type="string" calcext:value-type="string">
            <text:p>[-56.37522483159938, -7.136545993758103, -5.841942642596032, -5.487082960894729]</text:p>
          </table:table-cell>
          <table:table-cell office:value-type="string" calcext:value-type="string">
            <text:p>[-34.70343594476202, -3.8098687029971545, -3.5235500546565213, -3.018514616840551]</text:p>
          </table:table-cell>
          <table:table-cell office:value-type="string" calcext:value-type="string">
            <text:p>[-53.53261329566381, -10.790869219197585, -6.774457563788205, -5.0715077868446645]</text:p>
          </table:table-cell>
          <table:table-cell office:value-type="string" calcext:value-type="string">
            <text:p>[-27.06945942591439, -3.3561637932485677, -2.8862222487295863, -2.817192387022005]</text:p>
          </table:table-cell>
          <table:table-cell office:value-type="string" calcext:value-type="string">
            <text:p>[-58.71141161883217, -5.697457362609781, -4.764989354827365, -2.9696541509275587]</text:p>
          </table:table-cell>
          <table:table-cell office:value-type="string" calcext:value-type="string">
            <text:p>[-22.978013886012928, -4.33904966858103, -3.8711930327790522, -3.33863156227161]</text:p>
          </table:table-cell>
          <table:table-cell office:value-type="string" calcext:value-type="string">
            <text:p>[-53.14386781039664, -6.070054392608726, -5.83292457507345, -5.52851203063125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-65.17270717549926, -5.8003008432790715, -4.403666600536993, -3.4698375257792513]</text:p>
          </table:table-cell>
          <table:table-cell office:value-type="string" calcext:value-type="string">
            <text:p>[-50.738461552838366, -7.478569133744761, -7.645625035286829, -6.021971402408033]</text:p>
          </table:table-cell>
          <table:table-cell office:value-type="string" calcext:value-type="string">
            <text:p>[-62.5577575478502, -5.330922596413812, -3.206534173406639, -2.5019180130846808]</text:p>
          </table:table-cell>
          <table:table-cell office:value-type="string" calcext:value-type="string">
            <text:p>[-48.92605895185864, -6.229708609213103, -4.942229175837998, -3.632499851218518]</text:p>
          </table:table-cell>
          <table:table-cell office:value-type="string" calcext:value-type="string">
            <text:p>[-80.51687665397138, -6.830751825499126, -3.572261384028108, -2.7703564014620596]</text:p>
          </table:table-cell>
          <table:table-cell office:value-type="string" calcext:value-type="string">
            <text:p>[-62.39466740317206, -5.048032535492619, -3.610751988704619, -2.7713097973606438]</text:p>
          </table:table-cell>
          <table:table-cell office:value-type="string" calcext:value-type="string">
            <text:p>[-72.22213316506905, -5.783884209622481, -3.9727772406047412, -2.9684617223056486]</text:p>
          </table:table-cell>
          <table:table-cell office:value-type="string" calcext:value-type="string">
            <text:p>[-57.221630801189626, -5.229407409129361, -4.511783554950921, -3.5668012090357637]</text:p>
          </table:table-cell>
          <table:table-cell office:value-type="string" calcext:value-type="string">
            <text:p>[-51.81981673282561, -11.586873741191607, -11.288856875458109, -11.150899720654461]</text:p>
          </table:table-cell>
          <table:table-cell office:value-type="string" calcext:value-type="string">
            <text:p>[-17.121506099654617, -4.8946049019322535, -4.470524731393355, -2.862851083654405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-76.25093554171582, -6.598882960625807, -4.293335505099938, -3.073343458004585]</text:p>
          </table:table-cell>
          <table:table-cell office:value-type="string" calcext:value-type="string">
            <text:p>[-59.3910231024817, -7.068515656920438, -5.88680388690741, -3.8575584056014467]</text:p>
          </table:table-cell>
          <table:table-cell office:value-type="string" calcext:value-type="string">
            <text:p>[-100.35282527732674, -7.3832261482104755, -5.383007453688915, -3.916029815258426]</text:p>
          </table:table-cell>
          <table:table-cell office:value-type="string" calcext:value-type="string">
            <text:p>[-55.56068122313762, -6.201878162050445, -4.545611489040691, -3.0618583311637915]</text:p>
          </table:table-cell>
          <table:table-cell office:value-type="string" calcext:value-type="string">
            <text:p>[-100.35282527732674, -7.3832261482104755, -5.383007453688915, -3.916029815258426]</text:p>
          </table:table-cell>
          <table:table-cell office:value-type="string" calcext:value-type="string">
            <text:p>[-50.11394060416996, -6.690105581682193, -4.759076398071227, -3.3999331731811244]</text:p>
          </table:table-cell>
          <table:table-cell office:value-type="string" calcext:value-type="string">
            <text:p>[-65.90441205789244, -6.53553458076801, -4.045369421339506, -2.885450294515124]</text:p>
          </table:table-cell>
          <table:table-cell office:value-type="string" calcext:value-type="string">
            <text:p>[-80.921618870818, -6.679774329623411, -4.6710089019490475, -3.3446124797569032]</text:p>
          </table:table-cell>
          <table:table-cell office:value-type="string" calcext:value-type="string">
            <text:p>[-23.632087082471863, -6.582104005746658, -5.09827655178654, -3.301149490829869]</text:p>
          </table:table-cell>
          <table:table-cell office:value-type="string" calcext:value-type="string">
            <text:p>[-66.02461293242075, -7.8252020752242135, -6.406786488923721, -3.4373896400138992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mse_per_horizo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0.25555055284571687, 0.481652131464286, 0.5552504452398558, 0.6491958427782631]</text:p>
          </table:table-cell>
          <table:table-cell office:value-type="string" calcext:value-type="string">
            <text:p>[0.2553712205488475, 0.4800423416471719, 0.552951232992917, 0.6460567935171472]</text:p>
          </table:table-cell>
          <table:table-cell table:number-columns-repeated="2" office:value-type="string" calcext:value-type="string">
            <text:p>[0.2660484515379061, 0.48326680960349655, 0.5538987746341081, 0.6470759706601197]</text:p>
          </table:table-cell>
          <table:table-cell office:value-type="string" calcext:value-type="string">
            <text:p>[0.2550731076361586, 0.48295709499567857, 0.556680300766583, 0.6570620282066643]</text:p>
          </table:table-cell>
          <table:table-cell office:value-type="string" calcext:value-type="string">
            <text:p>[0.2591956569079996, 0.4892067675455562, 0.5577571537652795, 0.6511910278710222]</text:p>
          </table:table-cell>
          <table:table-cell office:value-type="string" calcext:value-type="string">
            <text:p>[0.2550731076361586, 0.48295709499567857, 0.556680300766583, 0.6570620282066643]</text:p>
          </table:table-cell>
          <table:table-cell table:number-columns-repeated="2" office:value-type="string" calcext:value-type="string">
            <text:p>[0.25667143703082357, 0.4823120954833009, 0.5542064707997026, 0.6504330952799048]</text:p>
          </table:table-cell>
          <table:table-cell office:value-type="string" calcext:value-type="string">
            <text:p>[0.2660484515379061, 0.48326680960349655, 0.5538987746341081, 0.6470759706601197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0.3158710777684615, 0.48072649158155323, 0.5521498320679075, 0.6464414392219716]</text:p>
          </table:table-cell>
          <table:table-cell office:value-type="string" calcext:value-type="string">
            <text:p>[0.25807691565930674, 0.48008799446546485, 0.5528914142188439, 0.646067078307528]</text:p>
          </table:table-cell>
          <table:table-cell office:value-type="string" calcext:value-type="string">
            <text:p>[0.25713327010724, 0.4863913194515384, 0.5592384451844729, 0.6508519827043754]</text:p>
          </table:table-cell>
          <table:table-cell office:value-type="string" calcext:value-type="string">
            <text:p>[0.2550731076361586, 0.48295709499567857, 0.556680300766583, 0.6570620282066643]</text:p>
          </table:table-cell>
          <table:table-cell office:value-type="string" calcext:value-type="string">
            <text:p>[0.25574135699589096, 0.4805275245252928, 0.5506398311286134, 0.6453498813828086]</text:p>
          </table:table-cell>
          <table:table-cell office:value-type="string" calcext:value-type="string">
            <text:p>[0.25800614078224426, 0.4806942907737256, 0.5529649227330391, 0.6461535837495217]</text:p>
          </table:table-cell>
          <table:table-cell office:value-type="string" calcext:value-type="string">
            <text:p>[0.25726418991306316, 0.4825644424173372, 0.5551586055323072, 0.6509945677487586]</text:p>
          </table:table-cell>
          <table:table-cell office:value-type="string" calcext:value-type="string">
            <text:p>[0.2590152470793644, 0.48248858159162733, 0.5562587322466593, 0.6542361387693951]</text:p>
          </table:table-cell>
          <table:table-cell office:value-type="string" calcext:value-type="string">
            <text:p>[0.3161087896945162, 0.4884356581946264, 0.5595121962240348, 0.6571345346871905]</text:p>
          </table:table-cell>
          <table:table-cell office:value-type="string" calcext:value-type="string">
            <text:p>[0.2587433597849336, 0.48064834803250367, 0.5529131143239543, 0.6461213720949552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0.3204005795557352, 0.4957489052382318, 0.5802952810052842, 0.6964029556994672]</text:p>
          </table:table-cell>
          <table:table-cell office:value-type="string" calcext:value-type="string">
            <text:p>[0.32063827468225187, 0.49783053667279276, 0.5836195892527338, 0.7017223526156571]</text:p>
          </table:table-cell>
          <table:table-cell office:value-type="string" calcext:value-type="string">
            <text:p>[0.260363574229375, 0.4905256100357498, 0.562799369365753, 0.6548886889493388]</text:p>
          </table:table-cell>
          <table:table-cell office:value-type="string" calcext:value-type="string">
            <text:p>[0.2595797535534585, 0.4838150212308902, 0.5527932169696951, 0.650188803638498]</text:p>
          </table:table-cell>
          <table:table-cell office:value-type="string" calcext:value-type="string">
            <text:p>[0.2636364658031001, 0.48699091387529786, 0.5557348765580551, 0.6550257524141796]</text:p>
          </table:table-cell>
          <table:table-cell office:value-type="string" calcext:value-type="string">
            <text:p>[0.32959487857323905, 0.48804936099344176, 0.5690837333647838, 0.6794349715148498]</text:p>
          </table:table-cell>
          <table:table-cell office:value-type="string" calcext:value-type="string">
            <text:p>[0.3301826755527485, 0.48334240179864163, 0.5551538979909675, 0.6499388130363827]</text:p>
          </table:table-cell>
          <table:table-cell office:value-type="string" calcext:value-type="string">
            <text:p>[0.31635746907612594, 0.49001059638146743, 0.5631977228089036, 0.6654148045397602]</text:p>
          </table:table-cell>
          <table:table-cell office:value-type="string" calcext:value-type="string">
            <text:p>[0.2573964355582844, 0.4844189532286889, 0.5579309601307467, 0.6526301651406781]</text:p>
          </table:table-cell>
          <table:table-cell office:value-type="string" calcext:value-type="string">
            <text:p>[0.25550325841131566, 0.48235285508890313, 0.5547259021673202, 0.6508622987452903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0.32124486441841377, 0.49984860480744664, 0.5839384337661279, 0.698729800210618]</text:p>
          </table:table-cell>
          <table:table-cell office:value-type="string" calcext:value-type="string">
            <text:p>[0.2602608040118908, 0.49046708719276155, 0.5563009966932378, 0.6510702074855625]</text:p>
          </table:table-cell>
          <table:table-cell office:value-type="string" calcext:value-type="string">
            <text:p>[0.26952687448244933, 0.4937719453952122, 0.5782683661571635, 0.6873967956576416]</text:p>
          </table:table-cell>
          <table:table-cell office:value-type="string" calcext:value-type="string">
            <text:p>[0.31824108657050143, 0.4889158307468108, 0.5610410828819339, 0.6611515518110344]</text:p>
          </table:table-cell>
          <table:table-cell office:value-type="string" calcext:value-type="string">
            <text:p>[0.3492873473560009, 0.4894316366431309, 0.5598676114145119, 0.6521512833626252]</text:p>
          </table:table-cell>
          <table:table-cell office:value-type="string" calcext:value-type="string">
            <text:p>[0.3159671737431303, 0.4840086711468282, 0.5565348165103794, 0.6562185564238006]</text:p>
          </table:table-cell>
          <table:table-cell office:value-type="string" calcext:value-type="string">
            <text:p>[0.2740410824055677, 0.49482673168371893, 0.5828935863877638, 0.6918389625123172]</text:p>
          </table:table-cell>
          <table:table-cell office:value-type="string" calcext:value-type="string">
            <text:p>[0.25796013579234506, 0.48263315730633816, 0.5564457152425414, 0.6568028622635065]</text:p>
          </table:table-cell>
          <table:table-cell office:value-type="string" calcext:value-type="string">
            <text:p>[0.2605883537353751, 0.4903204947132458, 0.5581298205966997, 0.6563717860061857]</text:p>
          </table:table-cell>
          <table:table-cell office:value-type="string" calcext:value-type="string">
            <text:p>[0.26244526754276515, 0.4881484964466315, 0.5614170199038626, 0.658750456323501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0.3103403791612022, 0.4893389310176976, 0.5596693711620143, 0.6546406025182238]</text:p>
          </table:table-cell>
          <table:table-cell office:value-type="string" calcext:value-type="string">
            <text:p>[0.32028783774463365, 0.4839475582166711, 0.554207991351109, 0.6536700017817396]</text:p>
          </table:table-cell>
          <table:table-cell office:value-type="string" calcext:value-type="string">
            <text:p>[0.3196624862939905, 0.4971274371350395, 0.5675419648487545, 0.6614941960107451]</text:p>
          </table:table-cell>
          <table:table-cell office:value-type="string" calcext:value-type="string">
            <text:p>[0.2617150557061342, 0.48098961627603126, 0.5536253340975232, 0.6447641307901665]</text:p>
          </table:table-cell>
          <table:table-cell office:value-type="string" calcext:value-type="string">
            <text:p>[0.306812820598827, 0.4949717585316575, 0.5642371253410866, 0.6560284532032586]</text:p>
          </table:table-cell>
          <table:table-cell office:value-type="string" calcext:value-type="string">
            <text:p>[0.32415359598318383, 0.4964000407535879, 0.5813120827518534, 0.6935819904444951]</text:p>
          </table:table-cell>
          <table:table-cell office:value-type="string" calcext:value-type="string">
            <text:p>[0.26730952651562107, 0.4986976521773485, 0.5641387930338262, 0.6587513505053656]</text:p>
          </table:table-cell>
          <table:table-cell office:value-type="string" calcext:value-type="string">
            <text:p>[0.2630759113454391, 0.49561533312022, 0.5794692686471392, 0.6889289172569119]</text:p>
          </table:table-cell>
          <table:table-cell office:value-type="string" calcext:value-type="string">
            <text:p>[0.27433821467513214, 0.5076672598089789, 0.6118889984190057, 0.7512076056968673]</text:p>
          </table:table-cell>
          <table:table-cell office:value-type="string" calcext:value-type="string">
            <text:p>[0.3187634765746215, 0.49707109288636203, 0.5679969811877544, 0.6649330429347958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0.36240884069757073, 0.49897118781488947, 0.5728014143583698, 0.67568140819605]</text:p>
          </table:table-cell>
          <table:table-cell office:value-type="string" calcext:value-type="string">
            <text:p>[0.32197100022307096, 0.5129506990576232, 0.621243870754957, 0.759483119840438]</text:p>
          </table:table-cell>
          <table:table-cell office:value-type="string" calcext:value-type="string">
            <text:p>[0.2806770934460829, 0.5181971259379362, 0.598084968032361, 0.7127540438423888]</text:p>
          </table:table-cell>
          <table:table-cell office:value-type="string" calcext:value-type="string">
            <text:p>[0.27035568469683485, 0.48489396461290496, 0.5545323541799092, 0.6477379443851188]</text:p>
          </table:table-cell>
          <table:table-cell office:value-type="string" calcext:value-type="string">
            <text:p>[0.31706844959593683, 0.49294170358340417, 0.5789490314459554, 0.6965050374660731]</text:p>
          </table:table-cell>
          <table:table-cell office:value-type="string" calcext:value-type="string">
            <text:p>[0.288297083487789, 0.49344016795019835, 0.5659038719437042, 0.6634828839055187]</text:p>
          </table:table-cell>
          <table:table-cell office:value-type="string" calcext:value-type="string">
            <text:p>[0.26543883353437714, 0.49542181134539726, 0.567681084317782, 0.66638302091925]</text:p>
          </table:table-cell>
          <table:table-cell office:value-type="string" calcext:value-type="string">
            <text:p>[0.32562436078249174, 0.4877531263174711, 0.5598940270330454, 0.6591439365945576]</text:p>
          </table:table-cell>
          <table:table-cell office:value-type="string" calcext:value-type="string">
            <text:p>[0.3543507738719757, 0.4949053913976073, 0.5762173200156733, 0.6842815035343054]</text:p>
          </table:table-cell>
          <table:table-cell office:value-type="string" calcext:value-type="string">
            <text:p>[0.27017060998120385, 0.4888286693225802, 0.5741127623973414, 0.6844594330280521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0.32535481967012814, 0.49157253052356725, 0.5633325992471613, 0.6612176316676738]</text:p>
          </table:table-cell>
          <table:table-cell office:value-type="string" calcext:value-type="string">
            <text:p>[0.35932142722131805, 0.4920735815521196, 0.5638734216069615, 0.6611430654062811]</text:p>
          </table:table-cell>
          <table:table-cell office:value-type="string" calcext:value-type="string">
            <text:p>[0.32288026011758375, 0.4918689746517924, 0.5889967837410406, 0.7049133013694076]</text:p>
          </table:table-cell>
          <table:table-cell office:value-type="string" calcext:value-type="string">
            <text:p>[0.2629545252165731, 0.481144049476747, 0.5532778629988561, 0.6457148263539674]</text:p>
          </table:table-cell>
          <table:table-cell office:value-type="string" calcext:value-type="string">
            <text:p>[0.4221791154918419, 0.4987460384391153, 0.5651293258313985, 0.6615205595424318]</text:p>
          </table:table-cell>
          <table:table-cell office:value-type="string" calcext:value-type="string">
            <text:p>[0.34253534635423977, 0.49649049415290963, 0.5673947263355829, 0.6678995213868689]</text:p>
          </table:table-cell>
          <table:table-cell office:value-type="string" calcext:value-type="string">
            <text:p>[0.31993135694314284, 0.505290017880917, 0.5826438568971627, 0.6910864574457043]</text:p>
          </table:table-cell>
          <table:table-cell office:value-type="string" calcext:value-type="string">
            <text:p>[0.35974063467992906, 0.49854491991116756, 0.5957433215490227, 0.7116461964058985]</text:p>
          </table:table-cell>
          <table:table-cell office:value-type="string" calcext:value-type="string">
            <text:p>[0.3198588331925987, 0.5050461270974633, 0.5750091701250001, 0.6804216377482981]</text:p>
          </table:table-cell>
          <table:table-cell office:value-type="string" calcext:value-type="string">
            <text:p>[0.2636326760465787, 0.5034362784138129, 0.5702616215420353, 0.6710746818372247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0.33264317432959883, 0.5302002937982129, 0.649388828540596, 0.7887159343015111]</text:p>
          </table:table-cell>
          <table:table-cell office:value-type="string" calcext:value-type="string">
            <text:p>[0.34372720256605116, 0.5001625323342332, 0.5706806467146645, 0.6672720438096078]</text:p>
          </table:table-cell>
          <table:table-cell office:value-type="string" calcext:value-type="string">
            <text:p>[0.345962770995392, 0.49158236591193166, 0.5590429106436368, 0.6523869742250986]</text:p>
          </table:table-cell>
          <table:table-cell office:value-type="string" calcext:value-type="string">
            <text:p>[0.3450763271235983, 0.5071187454150298, 0.5734196987897316, 0.6714316097080724]</text:p>
          </table:table-cell>
          <table:table-cell office:value-type="string" calcext:value-type="string">
            <text:p>[0.33728210751988374, 0.5096928937155304, 0.5909897527332645, 0.7134073714443966]</text:p>
          </table:table-cell>
          <table:table-cell office:value-type="string" calcext:value-type="string">
            <text:p>[0.311187678562585, 0.4992420994065237, 0.5673139077336422, 0.6702562035746001]</text:p>
          </table:table-cell>
          <table:table-cell office:value-type="string" calcext:value-type="string">
            <text:p>[0.27370603510074626, 0.5293917900745827, 0.6319374383586802, 0.7638377139723477]</text:p>
          </table:table-cell>
          <table:table-cell office:value-type="string" calcext:value-type="string">
            <text:p>[0.27527509977331616, 0.49743637716983596, 0.5842001373939371, 0.69440380374423]</text:p>
          </table:table-cell>
          <table:table-cell office:value-type="string" calcext:value-type="string">
            <text:p>[0.33847772956136074, 0.5015726489509604, 0.5881963758201059, 0.6949503322352373]</text:p>
          </table:table-cell>
          <table:table-cell office:value-type="string" calcext:value-type="string">
            <text:p>[0.2746497950355413, 0.5120153293686325, 0.602621576476348, 0.7234092608387693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0.34196815143993253, 0.5069608776400928, 0.5944824925275591, 0.7190958420167535]</text:p>
          </table:table-cell>
          <table:table-cell office:value-type="string" calcext:value-type="string">
            <text:p>[0.27747841898149217, 0.48565137781845763, 0.5594652526811508, 0.6511362897741582]</text:p>
          </table:table-cell>
          <table:table-cell office:value-type="string" calcext:value-type="string">
            <text:p>[0.33167408486947014, 0.5031024295865105, 0.5882811635413422, 0.7005034952199828]</text:p>
          </table:table-cell>
          <table:table-cell office:value-type="string" calcext:value-type="string">
            <text:p>[0.32245504631114436, 0.5012651134603012, 0.5710983044693879, 0.6622820359617488]</text:p>
          </table:table-cell>
          <table:table-cell office:value-type="string" calcext:value-type="string">
            <text:p>[0.4271431792208218, 0.5002441955828076, 0.5637744970249702, 0.6570926845914603]</text:p>
          </table:table-cell>
          <table:table-cell office:value-type="string" calcext:value-type="string">
            <text:p>[0.3234357605941307, 0.49459321965250846, 0.5662262251767265, 0.6734305305810155]</text:p>
          </table:table-cell>
          <table:table-cell office:value-type="string" calcext:value-type="string">
            <text:p>[0.27094650362116396, 0.5037124452884709, 0.5781782661452628, 0.6794382368026491]</text:p>
          </table:table-cell>
          <table:table-cell office:value-type="string" calcext:value-type="string">
            <text:p>[0.3846815863842428, 0.5095759106816005, 0.584283157481082, 0.6778338719673146]</text:p>
          </table:table-cell>
          <table:table-cell office:value-type="string" calcext:value-type="string">
            <text:p>[0.3162805530299732, 0.5034071550510529, 0.5890434515328493, 0.6966604717479946]</text:p>
          </table:table-cell>
          <table:table-cell office:value-type="string" calcext:value-type="string">
            <text:p>[0.3400596161063067, 0.5000255671773524, 0.5687474116299167, 0.6706038284534231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0.36703612403397673, 0.4996402478586283, 0.5836602231237302, 0.6928326721157493]</text:p>
          </table:table-cell>
          <table:table-cell office:value-type="string" calcext:value-type="string">
            <text:p>[0.32487885470622646, 0.48787763802696116, 0.5585169216980967, 0.6548967584312563]</text:p>
          </table:table-cell>
          <table:table-cell office:value-type="string" calcext:value-type="string">
            <text:p>[0.37032500526937057, 0.49398623828813165, 0.5680966796112379, 0.6638245077362318]</text:p>
          </table:table-cell>
          <table:table-cell office:value-type="string" calcext:value-type="string">
            <text:p>[0.3733837836257336, 0.4972918119489211, 0.5651198091594141, 0.6650191755245942]</text:p>
          </table:table-cell>
          <table:table-cell office:value-type="string" calcext:value-type="string">
            <text:p>[0.3255179110683937, 0.5027194187035056, 0.5834044913940806, 0.6939787448352]</text:p>
          </table:table-cell>
          <table:table-cell office:value-type="string" calcext:value-type="string">
            <text:p>[0.3278547363133842, 0.4931917680884223, 0.566527590593311, 0.6633293176866867]</text:p>
          </table:table-cell>
          <table:table-cell office:value-type="string" calcext:value-type="string">
            <text:p>[0.43461539577839586, 0.5075329004346664, 0.5739003847629663, 0.6652828561340056]</text:p>
          </table:table-cell>
          <table:table-cell office:value-type="string" calcext:value-type="string">
            <text:p>[0.2917295271734227, 0.5092841338714716, 0.5993839864120118, 0.7194928928198833]</text:p>
          </table:table-cell>
          <table:table-cell office:value-type="string" calcext:value-type="string">
            <text:p>[0.2963339074765943, 0.48464430263951036, 0.5594636513224738, 0.6607680074617422]</text:p>
          </table:table-cell>
          <table:table-cell office:value-type="string" calcext:value-type="string">
            <text:p>[0.3940061387810208, 0.5275066207811927, 0.6454226996463, 0.7868341687337487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0.3687783326113163, 0.5005820687855891, 0.5813356038271827, 0.6880537940698317]</text:p>
          </table:table-cell>
          <table:table-cell office:value-type="string" calcext:value-type="string">
            <text:p>[0.43587670349051383, 0.5031870281441697, 0.5711955750777535, 0.6599801323090659]</text:p>
          </table:table-cell>
          <table:table-cell office:value-type="string" calcext:value-type="string">
            <text:p>[0.3445266041736699, 0.5021947801690995, 0.5764138346998198, 0.6748797990408554]</text:p>
          </table:table-cell>
          <table:table-cell office:value-type="string" calcext:value-type="string">
            <text:p>[0.346906446794601, 0.4952745949719888, 0.5667608726458994, 0.6669936572805754]</text:p>
          </table:table-cell>
          <table:table-cell office:value-type="string" calcext:value-type="string">
            <text:p>[0.34850091476016376, 0.49247081467883536, 0.5591513888997263, 0.6550146726881574]</text:p>
          </table:table-cell>
          <table:table-cell office:value-type="string" calcext:value-type="string">
            <text:p>[0.374703199423422, 0.5116203535651598, 0.5880796725692881, 0.7017458670180886]</text:p>
          </table:table-cell>
          <table:table-cell office:value-type="string" calcext:value-type="string">
            <text:p>[0.35900219937431904, 0.49980935897489154, 0.5665642004799522, 0.6629655829886708]</text:p>
          </table:table-cell>
          <table:table-cell office:value-type="string" calcext:value-type="string">
            <text:p>[0.3279513642048984, 0.5028432485573602, 0.5906430269559769, 0.7072639202829597]</text:p>
          </table:table-cell>
          <table:table-cell office:value-type="string" calcext:value-type="string">
            <text:p>[0.320169699417906, 0.5399967715898188, 0.6527938574319717, 0.7997816560608452]</text:p>
          </table:table-cell>
          <table:table-cell office:value-type="string" calcext:value-type="string">
            <text:p>[0.3753903837995741, 0.5183599794250882, 0.6053302704399455, 0.7233460514484528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0.38845554070358507, 0.5090739162052005, 0.5919969066608712, 0.7058945292386576]</text:p>
          </table:table-cell>
          <table:table-cell office:value-type="string" calcext:value-type="string">
            <text:p>[0.33773293836580864, 0.5121073611674909, 0.6013103603482525, 0.709399574923025]</text:p>
          </table:table-cell>
          <table:table-cell office:value-type="string" calcext:value-type="string">
            <text:p>[0.3448903680684297, 0.49113738926017003, 0.5586815760064474, 0.6557327487457048]</text:p>
          </table:table-cell>
          <table:table-cell office:value-type="string" calcext:value-type="string">
            <text:p>[0.3443702317999424, 0.5096997324802106, 0.5926352075266339, 0.6993375138612917]</text:p>
          </table:table-cell>
          <table:table-cell office:value-type="string" calcext:value-type="string">
            <text:p>[0.4872318373191038, 0.5136914778988353, 0.5814629412254632, 0.671587828419901]</text:p>
          </table:table-cell>
          <table:table-cell office:value-type="string" calcext:value-type="string">
            <text:p>[0.38876398423183706, 0.5099298094383173, 0.5940461970843783, 0.7104694704839178]</text:p>
          </table:table-cell>
          <table:table-cell office:value-type="string" calcext:value-type="string">
            <text:p>[0.3683573370652104, 0.5191249368674771, 0.6113932198214408, 0.7333938769873499]</text:p>
          </table:table-cell>
          <table:table-cell office:value-type="string" calcext:value-type="string">
            <text:p>[0.393565806482387, 0.5042005675362456, 0.594396106577259, 0.710297092409519]</text:p>
          </table:table-cell>
          <table:table-cell office:value-type="string" calcext:value-type="string">
            <text:p>[0.33659202284406864, 0.4940390108448024, 0.5687002938558583, 0.6624083453834934]</text:p>
          </table:table-cell>
          <table:table-cell office:value-type="string" calcext:value-type="string">
            <text:p>[0.3368562788652478, 0.5685442591553072, 0.6733433404715757, 0.7996445490457729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0.4766369490040529, 0.5098307764824095, 0.5779999411223696, 0.6685935865206649]</text:p>
          </table:table-cell>
          <table:table-cell office:value-type="string" calcext:value-type="string">
            <text:p>[0.36114112984419183, 0.5003761496649002, 0.5734410019924532, 0.6687453531068351]</text:p>
          </table:table-cell>
          <table:table-cell office:value-type="string" calcext:value-type="string">
            <text:p>[0.4288508547981784, 0.507829929508743, 0.5780678771362846, 0.6725922998288312]</text:p>
          </table:table-cell>
          <table:table-cell office:value-type="string" calcext:value-type="string">
            <text:p>[0.35898372488487673, 0.5285394242129452, 0.6429221437960995, 0.7700932396929749]</text:p>
          </table:table-cell>
          <table:table-cell office:value-type="string" calcext:value-type="string">
            <text:p>[0.4012024606365331, 0.533059651735547, 0.6132266851097029, 0.7174909550549521]</text:p>
          </table:table-cell>
          <table:table-cell office:value-type="string" calcext:value-type="string">
            <text:p>[0.3314831324863694, 0.5208221206060503, 0.591346170519093, 0.6938119765200729]</text:p>
          </table:table-cell>
          <table:table-cell office:value-type="string" calcext:value-type="string">
            <text:p>[0.3239996825923627, 0.495091887213245, 0.5623034270428368, 0.657202621243592]</text:p>
          </table:table-cell>
          <table:table-cell office:value-type="string" calcext:value-type="string">
            <text:p>[0.32816937105399296, 0.4926975750548917, 0.5643013159068848, 0.6656859860139601]</text:p>
          </table:table-cell>
          <table:table-cell office:value-type="string" calcext:value-type="string">
            <text:p>[0.4209923595166076, 0.5089321679485417, 0.5757970968819005, 0.6678320414806357]</text:p>
          </table:table-cell>
          <table:table-cell office:value-type="string" calcext:value-type="string">
            <text:p>[0.36087537076836984, 0.5095336028192556, 0.5936973253979826, 0.6906581046101085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0.3316527286847358, 0.4936681964278607, 0.5654458262135524, 0.6611076053931241]</text:p>
          </table:table-cell>
          <table:table-cell office:value-type="string" calcext:value-type="string">
            <text:p>[0.32224586281698114, 0.49774806189400017, 0.5694115657142157, 0.6619016428419198]</text:p>
          </table:table-cell>
          <table:table-cell office:value-type="string" calcext:value-type="string">
            <text:p>[0.47855227107963266, 0.5094973300293114, 0.5699203225241857, 0.6630543285219233]</text:p>
          </table:table-cell>
          <table:table-cell office:value-type="string" calcext:value-type="string">
            <text:p>[0.4369725715116143, 0.5137105424186574, 0.583798881497466, 0.6811024863952838]</text:p>
          </table:table-cell>
          <table:table-cell office:value-type="string" calcext:value-type="string">
            <text:p>[0.34477333240822616, 0.4990818383154016, 0.5711790589516034, 0.6652772756814233]</text:p>
          </table:table-cell>
          <table:table-cell office:value-type="string" calcext:value-type="string">
            <text:p>[0.382011738932701, 0.5316857243993233, 0.5885100621030255, 0.6783998910065792]</text:p>
          </table:table-cell>
          <table:table-cell office:value-type="string" calcext:value-type="string">
            <text:p>[0.3258217908250067, 0.4975014404647127, 0.5669147088152399, 0.6639673728027994]</text:p>
          </table:table-cell>
          <table:table-cell office:value-type="string" calcext:value-type="string">
            <text:p>[0.44688083362787356, 0.5072424251299938, 0.5772551511219329, 0.6640656688221951]</text:p>
          </table:table-cell>
          <table:table-cell office:value-type="string" calcext:value-type="string">
            <text:p>[0.3281547414034862, 0.5030645268035224, 0.5737383869552986, 0.6678877939428798]</text:p>
          </table:table-cell>
          <table:table-cell office:value-type="string" calcext:value-type="string">
            <text:p>[0.3682507690498845, 0.5077645889483309, 0.5846275307973207, 0.6804693890361643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0.47193210356429516, 0.509099449182552, 0.5767407358109874, 0.6678028530314574]</text:p>
          </table:table-cell>
          <table:table-cell office:value-type="string" calcext:value-type="string">
            <text:p>[0.4256240724022125, 0.5156926521038772, 0.5948677012381257, 0.6834692769501203]</text:p>
          </table:table-cell>
          <table:table-cell office:value-type="string" calcext:value-type="string">
            <text:p>[0.4599680535185635, 0.5067791100130327, 0.5701243385543523, 0.6619450938050531]</text:p>
          </table:table-cell>
          <table:table-cell office:value-type="string" calcext:value-type="string">
            <text:p>[0.4218630913636454, 0.5114065692471299, 0.5790200779218994, 0.6691333182388086]</text:p>
          </table:table-cell>
          <table:table-cell office:value-type="string" calcext:value-type="string">
            <text:p>[0.5082400100421037, 0.5137036546610485, 0.571123867268405, 0.6634277972778369]</text:p>
          </table:table-cell>
          <table:table-cell office:value-type="string" calcext:value-type="string">
            <text:p>[0.4434652189606335, 0.5051616408691344, 0.5722239991568416, 0.6632939525140544]</text:p>
          </table:table-cell>
          <table:table-cell office:value-type="string" calcext:value-type="string">
            <text:p>[0.48473392846631413, 0.50817714421209, 0.573298660210028, 0.6648101321790251]</text:p>
          </table:table-cell>
          <table:table-cell office:value-type="string" calcext:value-type="string">
            <text:p>[0.4393934004006622, 0.5069199572343827, 0.5761007263741516, 0.6684618189747222]</text:p>
          </table:table-cell>
          <table:table-cell office:value-type="string" calcext:value-type="string">
            <text:p>[0.4153923459183676, 0.5349244967882429, 0.6143401257060653, 0.7170186539661234]</text:p>
          </table:table-cell>
          <table:table-cell office:value-type="string" calcext:value-type="string">
            <text:p>[0.3087697815210009, 0.5036931949563292, 0.5738001516626363, 0.6641192632269048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0.48938202514068513, 0.5119563702511158, 0.5762460374638824, 0.6655251747045647]</text:p>
          </table:table-cell>
          <table:table-cell office:value-type="string" calcext:value-type="string">
            <text:p>[0.45116432788037747, 0.5143995738163125, 0.5837191187252576, 0.6696418288495443]</text:p>
          </table:table-cell>
          <table:table-cell office:value-type="string" calcext:value-type="string">
            <text:p>[0.5122203600321743, 0.5164023305801018, 0.5823909843250727, 0.6702369147816536]</text:p>
          </table:table-cell>
          <table:table-cell office:value-type="string" calcext:value-type="string">
            <text:p>[0.42991598691108834, 0.5106620806581477, 0.577023574449676, 0.6654744151827084]</text:p>
          </table:table-cell>
          <table:table-cell office:value-type="string" calcext:value-type="string">
            <text:p>[0.5122203600321743, 0.5164023305801018, 0.5823909843250727, 0.6702369147816536]</text:p>
          </table:table-cell>
          <table:table-cell office:value-type="string" calcext:value-type="string">
            <text:p>[0.44693780435154346, 0.5146016965789388, 0.5786362459352307, 0.6677608393263974]</text:p>
          </table:table-cell>
          <table:table-cell office:value-type="string" calcext:value-type="string">
            <text:p>[0.4808250040609312, 0.5116321634943455, 0.5749986319036164, 0.6646555497055002]</text:p>
          </table:table-cell>
          <table:table-cell office:value-type="string" calcext:value-type="string">
            <text:p>[0.4882709993757547, 0.5129553321889258, 0.5784561797735133, 0.6670969681234035]</text:p>
          </table:table-cell>
          <table:table-cell office:value-type="string" calcext:value-type="string">
            <text:p>[0.36613308601917, 0.5140166846045462, 0.579704268355043, 0.6672163597774636]</text:p>
          </table:table-cell>
          <table:table-cell office:value-type="string" calcext:value-type="string">
            <text:p>[0.4475351058633592, 0.5186132793554743, 0.5867554398964631, 0.6672773945881383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cluded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n_excl</text:p>
          </table:table-cell>
          <table:table-cell table:style-name="ce1" office:value-type="string" calcext:value-type="string">
            <text:p>perc_excl</text:p>
          </table:table-cell>
          <table:table-cell table:style-name="ce1" office:value-type="string" calcext:value-type="string">
            <text:p>rep_00</text:p>
          </table:table-cell>
          <table:table-cell table:style-name="ce1" office:value-type="string" calcext:value-type="string">
            <text:p>rep_01</text:p>
          </table:table-cell>
          <table:table-cell table:style-name="ce1" office:value-type="string" calcext:value-type="string">
            <text:p>rep_02</text:p>
          </table:table-cell>
          <table:table-cell table:style-name="ce1" office:value-type="string" calcext:value-type="string">
            <text:p>rep_03</text:p>
          </table:table-cell>
          <table:table-cell table:style-name="ce1" office:value-type="string" calcext:value-type="string">
            <text:p>rep_04</text:p>
          </table:table-cell>
          <table:table-cell table:style-name="ce1" office:value-type="string" calcext:value-type="string">
            <text:p>rep_05</text:p>
          </table:table-cell>
          <table:table-cell table:style-name="ce1" office:value-type="string" calcext:value-type="string">
            <text:p>rep_06</text:p>
          </table:table-cell>
          <table:table-cell table:style-name="ce1" office:value-type="string" calcext:value-type="string">
            <text:p>rep_07</text:p>
          </table:table-cell>
          <table:table-cell table:style-name="ce1" office:value-type="string" calcext:value-type="string">
            <text:p>rep_08</text:p>
          </table:table-cell>
          <table:table-cell table:style-name="ce1" office:value-type="string" calcext:value-type="string">
            <text:p>rep_09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['dh01']</text:p>
          </table:table-cell>
          <table:table-cell office:value-type="string" calcext:value-type="string">
            <text:p>['ap01']</text:p>
          </table:table-cell>
          <table:table-cell table:number-columns-repeated="2" office:value-type="string" calcext:value-type="string">
            <text:p>['ap03']</text:p>
          </table:table-cell>
          <table:table-cell office:value-type="string" calcext:value-type="string">
            <text:p>['dh08']</text:p>
          </table:table-cell>
          <table:table-cell office:value-type="string" calcext:value-type="string">
            <text:p>['dh10']</text:p>
          </table:table-cell>
          <table:table-cell office:value-type="string" calcext:value-type="string">
            <text:p>['dh08']</text:p>
          </table:table-cell>
          <table:table-cell table:number-columns-repeated="2" office:value-type="string" calcext:value-type="string">
            <text:p>['ap06']</text:p>
          </table:table-cell>
          <table:table-cell office:value-type="string" calcext:value-type="string">
            <text:p>['ap03']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6" calcext:value-type="float">
            <text:p>11.76</text:p>
          </table:table-cell>
          <table:table-cell office:value-type="string" calcext:value-type="string">
            <text:p>['ap04', 'dh06']</text:p>
          </table:table-cell>
          <table:table-cell office:value-type="string" calcext:value-type="string">
            <text:p>['ap01', 'dh05']</text:p>
          </table:table-cell>
          <table:table-cell office:value-type="string" calcext:value-type="string">
            <text:p>['dh03', 'dh06']</text:p>
          </table:table-cell>
          <table:table-cell office:value-type="string" calcext:value-type="string">
            <text:p>['dh04', 'dh08']</text:p>
          </table:table-cell>
          <table:table-cell office:value-type="string" calcext:value-type="string">
            <text:p>['dh06', 'dh09']</text:p>
          </table:table-cell>
          <table:table-cell office:value-type="string" calcext:value-type="string">
            <text:p>['dh02', 'dh04']</text:p>
          </table:table-cell>
          <table:table-cell office:value-type="string" calcext:value-type="string">
            <text:p>['ap01', 'ap06']</text:p>
          </table:table-cell>
          <table:table-cell office:value-type="string" calcext:value-type="string">
            <text:p>['ap05', 'dh09']</text:p>
          </table:table-cell>
          <table:table-cell office:value-type="string" calcext:value-type="string">
            <text:p>['ap07', 'dh08']</text:p>
          </table:table-cell>
          <table:table-cell office:value-type="string" calcext:value-type="string">
            <text:p>['dh02', 'dh06']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['ap07', 'dh07', 'dh11']</text:p>
          </table:table-cell>
          <table:table-cell office:value-type="string" calcext:value-type="string">
            <text:p>['ap07', 'dh09', 'dh11']</text:p>
          </table:table-cell>
          <table:table-cell office:value-type="string" calcext:value-type="string">
            <text:p>['dh01', 'dh07', 'dh10']</text:p>
          </table:table-cell>
          <table:table-cell office:value-type="string" calcext:value-type="string">
            <text:p>['ap06', 'dh02', 'dh07']</text:p>
          </table:table-cell>
          <table:table-cell office:value-type="string" calcext:value-type="string">
            <text:p>['ap05', 'ap06', 'dh11']</text:p>
          </table:table-cell>
          <table:table-cell office:value-type="string" calcext:value-type="string">
            <text:p>['ap04', 'ap06', 'dh11']</text:p>
          </table:table-cell>
          <table:table-cell office:value-type="string" calcext:value-type="string">
            <text:p>['ap01', 'ap04', 'ap05']</text:p>
          </table:table-cell>
          <table:table-cell office:value-type="string" calcext:value-type="string">
            <text:p>['ap07', 'dh08', 'dh09']</text:p>
          </table:table-cell>
          <table:table-cell office:value-type="string" calcext:value-type="string">
            <text:p>['dh03', 'dh06', 'dh08']</text:p>
          </table:table-cell>
          <table:table-cell office:value-type="string" calcext:value-type="string">
            <text:p>['dh01', 'dh07', 'dh09']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53" calcext:value-type="float">
            <text:p>23.53</text:p>
          </table:table-cell>
          <table:table-cell office:value-type="string" calcext:value-type="string">
            <text:p>['ap07', 'dh02', 'dh10', 'dh11']</text:p>
          </table:table-cell>
          <table:table-cell office:value-type="string" calcext:value-type="string">
            <text:p>['ap01', 'dh05', 'dh07', 'dh10']</text:p>
          </table:table-cell>
          <table:table-cell office:value-type="string" calcext:value-type="string">
            <text:p>['ap06', 'dh02', 'dh03', 'dh11']</text:p>
          </table:table-cell>
          <table:table-cell office:value-type="string" calcext:value-type="string">
            <text:p>['ap06', 'ap07', 'dh05', 'dh08']</text:p>
          </table:table-cell>
          <table:table-cell office:value-type="string" calcext:value-type="string">
            <text:p>['ap04', 'ap07', 'dh01', 'dh02']</text:p>
          </table:table-cell>
          <table:table-cell office:value-type="string" calcext:value-type="string">
            <text:p>['ap03', 'ap04', 'dh05', 'dh08']</text:p>
          </table:table-cell>
          <table:table-cell office:value-type="string" calcext:value-type="string">
            <text:p>['ap03', 'dh01', 'dh04', 'dh11']</text:p>
          </table:table-cell>
          <table:table-cell office:value-type="string" calcext:value-type="string">
            <text:p>['ap01', 'ap06', 'dh06', 'dh08']</text:p>
          </table:table-cell>
          <table:table-cell office:value-type="string" calcext:value-type="string">
            <text:p>['ap05', 'ap06', 'dh02', 'dh07']</text:p>
          </table:table-cell>
          <table:table-cell office:value-type="string" calcext:value-type="string">
            <text:p>['ap05', 'dh02', 'dh03', 'dh08']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41" calcext:value-type="float">
            <text:p>29.41</text:p>
          </table:table-cell>
          <table:table-cell office:value-type="string" calcext:value-type="string">
            <text:p>['ap03', 'ap07', 'dh02', 'dh04', 'dh09']</text:p>
          </table:table-cell>
          <table:table-cell office:value-type="string" calcext:value-type="string">
            <text:p>['ap03', 'ap04', 'ap05', 'dh06', 'dh07']</text:p>
          </table:table-cell>
          <table:table-cell office:value-type="string" calcext:value-type="string">
            <text:p>['ap05', 'ap06', 'ap07', 'dh03', 'dh05']</text:p>
          </table:table-cell>
          <table:table-cell office:value-type="string" calcext:value-type="string">
            <text:p>['dh02', 'dh03', 'dh04', 'dh05', 'dh07']</text:p>
          </table:table-cell>
          <table:table-cell office:value-type="string" calcext:value-type="string">
            <text:p>['ap03', 'ap06', 'ap07', 'dh03', 'dh10']</text:p>
          </table:table-cell>
          <table:table-cell office:value-type="string" calcext:value-type="string">
            <text:p>['ap07', 'dh02', 'dh03', 'dh04', 'dh11']</text:p>
          </table:table-cell>
          <table:table-cell office:value-type="string" calcext:value-type="string">
            <text:p>['ap01', 'ap05', 'ap06', 'dh02', 'dh10']</text:p>
          </table:table-cell>
          <table:table-cell office:value-type="string" calcext:value-type="string">
            <text:p>['dh01', 'dh03', 'dh06', 'dh09', 'dh11']</text:p>
          </table:table-cell>
          <table:table-cell office:value-type="string" calcext:value-type="string">
            <text:p>['ap03', 'dh04', 'dh07', 'dh08', 'dh11']</text:p>
          </table:table-cell>
          <table:table-cell office:value-type="string" calcext:value-type="string">
            <text:p>['ap07', 'dh03', 'dh04', 'dh08', 'dh10']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['ap04', 'ap06', 'ap07', 'dh01', 'dh08', 'dh09']</text:p>
          </table:table-cell>
          <table:table-cell office:value-type="string" calcext:value-type="string">
            <text:p>['ap07', 'dh01', 'dh04', 'dh08', 'dh09', 'dh11']</text:p>
          </table:table-cell>
          <table:table-cell office:value-type="string" calcext:value-type="string">
            <text:p>['ap01', 'ap05', 'dh01', 'dh07', 'dh10', 'dh11']</text:p>
          </table:table-cell>
          <table:table-cell office:value-type="string" calcext:value-type="string">
            <text:p>['ap03', 'dh02', 'dh03', 'dh04', 'dh06', 'dh09']</text:p>
          </table:table-cell>
          <table:table-cell office:value-type="string" calcext:value-type="string">
            <text:p>['ap03', 'ap04', 'ap05', 'dh02', 'dh04', 'dh11']</text:p>
          </table:table-cell>
          <table:table-cell office:value-type="string" calcext:value-type="string">
            <text:p>['ap03', 'ap05', 'ap06', 'dh02', 'dh03', 'dh08']</text:p>
          </table:table-cell>
          <table:table-cell office:value-type="string" calcext:value-type="string">
            <text:p>['ap05', 'dh01', 'dh02', 'dh04', 'dh06', 'dh10']</text:p>
          </table:table-cell>
          <table:table-cell office:value-type="string" calcext:value-type="string">
            <text:p>['ap03', 'ap04', 'ap06', 'dh02', 'dh04', 'dh09']</text:p>
          </table:table-cell>
          <table:table-cell office:value-type="string" calcext:value-type="string">
            <text:p>['ap04', 'ap07', 'dh02', 'dh05', 'dh07', 'dh11']</text:p>
          </table:table-cell>
          <table:table-cell office:value-type="string" calcext:value-type="string">
            <text:p>['ap06', 'dh02', 'dh04', 'dh05', 'dh06', 'dh11']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['ap03', 'ap04', 'ap06', 'dh01', 'dh06', 'dh09', 'dh10']</text:p>
          </table:table-cell>
          <table:table-cell office:value-type="string" calcext:value-type="string">
            <text:p>['ap01', 'ap03', 'ap04', 'ap07', 'dh01', 'dh04', 'dh08']</text:p>
          </table:table-cell>
          <table:table-cell office:value-type="string" calcext:value-type="string">
            <text:p>['ap04', 'dh04', 'dh05', 'dh06', 'dh08', 'dh09', 'dh11']</text:p>
          </table:table-cell>
          <table:table-cell office:value-type="string" calcext:value-type="string">
            <text:p>['ap01', 'dh02', 'dh05', 'dh06', 'dh07', 'dh09', 'dh10']</text:p>
          </table:table-cell>
          <table:table-cell office:value-type="string" calcext:value-type="string">
            <text:p>['ap04', 'ap05', 'ap06', 'ap07', 'dh02', 'dh04', 'dh11']</text:p>
          </table:table-cell>
          <table:table-cell office:value-type="string" calcext:value-type="string">
            <text:p>['ap01', 'ap04', 'ap05', 'ap06', 'dh04', 'dh05', 'dh08']</text:p>
          </table:table-cell>
          <table:table-cell office:value-type="string" calcext:value-type="string">
            <text:p>['ap01', 'ap03', 'ap07', 'dh06', 'dh07', 'dh10', 'dh11']</text:p>
          </table:table-cell>
          <table:table-cell office:value-type="string" calcext:value-type="string">
            <text:p>['ap04', 'ap07', 'dh02', 'dh04', 'dh06', 'dh08', 'dh11']</text:p>
          </table:table-cell>
          <table:table-cell office:value-type="string" calcext:value-type="string">
            <text:p>['ap03', 'ap05', 'ap06', 'ap07', 'dh04', 'dh08', 'dh10']</text:p>
          </table:table-cell>
          <table:table-cell office:value-type="string" calcext:value-type="string">
            <text:p>['ap05', 'ap06', 'dh02', 'dh04', 'dh06', 'dh07', 'dh10']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.06" calcext:value-type="float">
            <text:p>47.06</text:p>
          </table:table-cell>
          <table:table-cell office:value-type="string" calcext:value-type="string">
            <text:p>['ap01', 'ap07', 'dh01', 'dh02', 'dh07', 'dh08', 'dh10', 'dh11']</text:p>
          </table:table-cell>
          <table:table-cell office:value-type="string" calcext:value-type="string">
            <text:p>['ap04', 'ap05', 'ap06', 'dh01', 'dh04', 'dh07', 'dh09', 'dh10']</text:p>
          </table:table-cell>
          <table:table-cell office:value-type="string" calcext:value-type="string">
            <text:p>['ap01', 'ap04', 'ap07', 'dh03', 'dh05', 'dh06', 'dh08', 'dh09']</text:p>
          </table:table-cell>
          <table:table-cell office:value-type="string" calcext:value-type="string">
            <text:p>['ap04', 'ap05', 'ap06', 'dh02', 'dh04', 'dh06', 'dh07', 'dh10']</text:p>
          </table:table-cell>
          <table:table-cell office:value-type="string" calcext:value-type="string">
            <text:p>['ap01', 'ap04', 'ap05', 'dh02', 'dh06', 'dh07', 'dh10', 'dh11']</text:p>
          </table:table-cell>
          <table:table-cell office:value-type="string" calcext:value-type="string">
            <text:p>['ap01', 'ap03', 'ap06', 'ap07', 'dh03', 'dh07', 'dh08', 'dh09']</text:p>
          </table:table-cell>
          <table:table-cell office:value-type="string" calcext:value-type="string">
            <text:p>['ap01', 'ap03', 'ap06', 'dh01', 'dh03', 'dh08', 'dh09', 'dh11']</text:p>
          </table:table-cell>
          <table:table-cell office:value-type="string" calcext:value-type="string">
            <text:p>['ap03', 'ap06', 'dh01', 'dh04', 'dh05', 'dh06', 'dh07', 'dh11']</text:p>
          </table:table-cell>
          <table:table-cell office:value-type="string" calcext:value-type="string">
            <text:p>['ap01', 'ap03', 'ap04', 'dh01', 'dh03', 'dh05', 'dh10', 'dh11']</text:p>
          </table:table-cell>
          <table:table-cell office:value-type="string" calcext:value-type="string">
            <text:p>['ap01', 'ap03', 'ap06', 'dh01', 'dh04', 'dh06', 'dh08', 'dh11']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.94" calcext:value-type="float">
            <text:p>52.94</text:p>
          </table:table-cell>
          <table:table-cell office:value-type="string" calcext:value-type="string">
            <text:p>['ap01', 'ap03', 'ap05', 'ap07', 'dh02', 'dh03', 'dh05', 'dh08', 'dh11']</text:p>
          </table:table-cell>
          <table:table-cell office:value-type="string" calcext:value-type="string">
            <text:p>['ap01', 'ap03', 'dh01', 'dh02', 'dh03', 'dh04', 'dh05', 'dh06', 'dh07']</text:p>
          </table:table-cell>
          <table:table-cell office:value-type="string" calcext:value-type="string">
            <text:p>['ap01', 'ap03', 'ap04', 'ap06', 'dh02', 'dh05', 'dh09', 'dh10', 'dh11']</text:p>
          </table:table-cell>
          <table:table-cell office:value-type="string" calcext:value-type="string">
            <text:p>['ap03', 'ap05', 'ap06', 'ap07', 'dh01', 'dh02', 'dh03', 'dh07', 'dh11']</text:p>
          </table:table-cell>
          <table:table-cell office:value-type="string" calcext:value-type="string">
            <text:p>['ap04', 'ap05', 'ap06', 'ap07', 'dh02', 'dh03', 'dh04', 'dh06', 'dh09']</text:p>
          </table:table-cell>
          <table:table-cell office:value-type="string" calcext:value-type="string">
            <text:p>['ap03', 'ap04', 'ap05', 'dh02', 'dh04', 'dh06', 'dh07', 'dh08', 'dh10']</text:p>
          </table:table-cell>
          <table:table-cell office:value-type="string" calcext:value-type="string">
            <text:p>['ap01', 'ap05', 'ap06', 'dh03', 'dh05', 'dh07', 'dh08', 'dh09', 'dh10']</text:p>
          </table:table-cell>
          <table:table-cell office:value-type="string" calcext:value-type="string">
            <text:p>['ap03', 'ap04', 'ap06', 'ap07', 'dh02', 'dh03', 'dh05', 'dh09', 'dh10']</text:p>
          </table:table-cell>
          <table:table-cell office:value-type="string" calcext:value-type="string">
            <text:p>['ap03', 'ap04', 'dh01', 'dh05', 'dh06', 'dh07', 'dh08', 'dh10', 'dh11']</text:p>
          </table:table-cell>
          <table:table-cell office:value-type="string" calcext:value-type="string">
            <text:p>['ap04', 'ap05', 'ap06', 'dh02', 'dh04', 'dh06', 'dh08', 'dh09', 'dh10']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string" calcext:value-type="string">
            <text:p>['ap03', 'ap04', 'ap07', 'dh02', 'dh04', 'dh05', 'dh06', 'dh07', 'dh10', 'dh11']</text:p>
          </table:table-cell>
          <table:table-cell office:value-type="string" calcext:value-type="string">
            <text:p>['ap01', 'ap05', 'ap07', 'dh01', 'dh02', 'dh03', 'dh06', 'dh08', 'dh09', 'dh10']</text:p>
          </table:table-cell>
          <table:table-cell office:value-type="string" calcext:value-type="string">
            <text:p>['ap01', 'ap03', 'ap04', 'ap05', 'ap07', 'dh01', 'dh02', 'dh04', 'dh05', 'dh09']</text:p>
          </table:table-cell>
          <table:table-cell office:value-type="string" calcext:value-type="string">
            <text:p>['ap04', 'ap05', 'ap07', 'dh01', 'dh04', 'dh05', 'dh06', 'dh08', 'dh09', 'dh10']</text:p>
          </table:table-cell>
          <table:table-cell office:value-type="string" calcext:value-type="string">
            <text:p>['ap05', 'ap07', 'dh01', 'dh02', 'dh03', 'dh06', 'dh07', 'dh09', 'dh10', 'dh11']</text:p>
          </table:table-cell>
          <table:table-cell office:value-type="string" calcext:value-type="string">
            <text:p>['ap01', 'ap03', 'ap04', 'ap06', 'dh01', 'dh02', 'dh04', 'dh05', 'dh06', 'dh10']</text:p>
          </table:table-cell>
          <table:table-cell office:value-type="string" calcext:value-type="string">
            <text:p>['ap03', 'ap04', 'ap05', 'ap06', 'ap07', 'dh01', 'dh02', 'dh03', 'dh04', 'dh10']</text:p>
          </table:table-cell>
          <table:table-cell office:value-type="string" calcext:value-type="string">
            <text:p>['ap01', 'ap03', 'ap05', 'dh01', 'dh03', 'dh04', 'dh06', 'dh07', 'dh10', 'dh11']</text:p>
          </table:table-cell>
          <table:table-cell office:value-type="string" calcext:value-type="string">
            <text:p>['ap01', 'ap03', 'ap05', 'dh01', 'dh03', 'dh04', 'dh05', 'dh07', 'dh08', 'dh09']</text:p>
          </table:table-cell>
          <table:table-cell office:value-type="string" calcext:value-type="string">
            <text:p>['ap04', 'ap06', 'ap07', 'dh01', 'dh02', 'dh03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.71" calcext:value-type="float">
            <text:p>64.71</text:p>
          </table:table-cell>
          <table:table-cell office:value-type="string" calcext:value-type="string">
            <text:p>['ap04', 'ap06', 'ap07', 'dh01', 'dh05', 'dh06', 'dh07', 'dh08', 'dh09', 'dh10', 'dh11']</text:p>
          </table:table-cell>
          <table:table-cell office:value-type="string" calcext:value-type="string">
            <text:p>['ap01', 'ap03', 'ap04', 'ap05', 'ap06', 'ap07', 'dh01', 'dh02', 'dh04', 'dh06', 'dh07']</text:p>
          </table:table-cell>
          <table:table-cell office:value-type="string" calcext:value-type="string">
            <text:p>['ap01', 'ap03', 'ap04', 'ap05', 'ap06', 'dh01', 'dh03', 'dh05', 'dh09', 'dh10', 'dh11']</text:p>
          </table:table-cell>
          <table:table-cell office:value-type="string" calcext:value-type="string">
            <text:p>['ap01', 'ap03', 'ap04', 'ap05', 'ap06', 'dh01', 'dh04', 'dh07', 'dh08', 'dh09', 'dh11']</text:p>
          </table:table-cell>
          <table:table-cell office:value-type="string" calcext:value-type="string">
            <text:p>['ap01', 'ap03', 'ap04', 'ap05', 'ap06', 'dh03', 'dh04', 'dh05', 'dh06', 'dh07', 'dh09']</text:p>
          </table:table-cell>
          <table:table-cell office:value-type="string" calcext:value-type="string">
            <text:p>['ap01', 'ap04', 'ap05', 'ap07', 'dh01', 'dh03', 'dh04', 'dh05', 'dh07', 'dh09', 'dh11']</text:p>
          </table:table-cell>
          <table:table-cell office:value-type="string" calcext:value-type="string">
            <text:p>['ap01', 'ap03', 'ap04', 'ap05', 'ap06', 'dh02', 'dh05', 'dh06', 'dh08', 'dh10', 'dh11']</text:p>
          </table:table-cell>
          <table:table-cell office:value-type="string" calcext:value-type="string">
            <text:p>['ap01', 'ap03', 'ap05', 'ap07', 'dh01', 'dh02', 'dh04', 'dh08', 'dh09', 'dh10', 'dh11']</text:p>
          </table:table-cell>
          <table:table-cell office:value-type="string" calcext:value-type="string">
            <text:p>['ap01', 'ap03', 'ap04', 'ap06', 'dh01', 'dh02', 'dh03', 'dh04', 'dh08', 'dh10', 'dh11']</text:p>
          </table:table-cell>
          <table:table-cell office:value-type="string" calcext:value-type="string">
            <text:p>['ap01', 'ap04', 'ap05', 'ap07', 'dh01', 'dh02', 'dh04', 'dh05', 'dh07', 'dh09', 'dh11']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.59" calcext:value-type="float">
            <text:p>70.59</text:p>
          </table:table-cell>
          <table:table-cell office:value-type="string" calcext:value-type="string">
            <text:p>['ap03', 'ap04', 'ap05', 'ap07', 'dh01', 'dh02', 'dh05', 'dh07', 'dh08', 'dh09', 'dh10', 'dh11']</text:p>
          </table:table-cell>
          <table:table-cell office:value-type="string" calcext:value-type="string">
            <text:p>['ap01', 'ap06', 'ap07', 'dh02', 'dh03', 'dh05', 'dh06', 'dh07', 'dh08', 'dh09', 'dh10', 'dh11']</text:p>
          </table:table-cell>
          <table:table-cell office:value-type="string" calcext:value-type="string">
            <text:p>['ap01', 'ap03', 'ap04', 'ap05', 'ap06', 'dh03', 'dh04', 'dh05', 'dh06', 'dh07', 'dh09', 'dh11']</text:p>
          </table:table-cell>
          <table:table-cell office:value-type="string" calcext:value-type="string">
            <text:p>['ap01', 'ap05', 'ap07', 'dh01', 'dh02', 'dh04', 'dh05', 'dh07', 'dh08', 'dh09', 'dh10', 'dh11']</text:p>
          </table:table-cell>
          <table:table-cell office:value-type="string" calcext:value-type="string">
            <text:p>['ap01', 'ap03', 'ap04', 'ap05', 'ap06', 'ap07', 'dh01', 'dh03', 'dh05', 'dh08', 'dh10', 'dh11']</text:p>
          </table:table-cell>
          <table:table-cell office:value-type="string" calcext:value-type="string">
            <text:p>['ap03', 'ap04', 'ap05', 'ap07', 'dh01', 'dh02', 'dh03', 'dh05', 'dh06', 'dh07', 'dh10', 'dh11']</text:p>
          </table:table-cell>
          <table:table-cell office:value-type="string" calcext:value-type="string">
            <text:p>['ap01', 'ap03', 'ap04', 'ap05', 'dh02', 'dh03', 'dh04', 'dh05', 'dh07', 'dh08', 'dh10', 'dh11']</text:p>
          </table:table-cell>
          <table:table-cell office:value-type="string" calcext:value-type="string">
            <text:p>['ap03', 'ap04', 'ap05', 'ap07', 'dh01', 'dh02', 'dh03', 'dh04', 'dh05', 'dh08', 'dh09', 'dh11']</text:p>
          </table:table-cell>
          <table:table-cell office:value-type="string" calcext:value-type="string">
            <text:p>['ap01', 'ap03', 'ap05', 'ap06', 'ap07', 'dh01', 'dh03', 'dh04', 'dh05', 'dh08', 'dh09', 'dh11']</text:p>
          </table:table-cell>
          <table:table-cell office:value-type="string" calcext:value-type="string">
            <text:p>['ap01', 'ap03', 'ap07', 'dh01', 'dh02', 'dh03', 'dh04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.47" calcext:value-type="float">
            <text:p>76.47</text:p>
          </table:table-cell>
          <table:table-cell office:value-type="string" calcext:value-type="string">
            <text:p>['ap01', 'ap03', 'ap04', 'ap05', 'ap06', 'ap07', 'dh01', 'dh02', 'dh05', 'dh07', 'dh08', 'dh09', 'dh11']</text:p>
          </table:table-cell>
          <table:table-cell office:value-type="string" calcext:value-type="string">
            <text:p>['ap03', 'ap04', 'ap05', 'ap06', 'dh01', 'dh02', 'dh03', 'dh05', 'dh06', 'dh07', 'dh08', 'dh09', 'dh11']</text:p>
          </table:table-cell>
          <table:table-cell office:value-type="string" calcext:value-type="string">
            <text:p>['ap01', 'ap04', 'ap05', 'ap06', 'ap07', 'dh02', 'dh03', 'dh04', 'dh05', 'dh06', 'dh07', 'dh10', 'dh11']</text:p>
          </table:table-cell>
          <table:table-cell office:value-type="string" calcext:value-type="string">
            <text:p>['ap01', 'ap03', 'ap06', 'ap07', 'dh01', 'dh02', 'dh04', 'dh05', 'dh07', 'dh08', 'dh09', 'dh10', 'dh11']</text:p>
          </table:table-cell>
          <table:table-cell office:value-type="string" calcext:value-type="string">
            <text:p>['ap01', 'ap03', 'ap04', 'ap06', 'ap07', 'dh01', 'dh03', 'dh04', 'dh06', 'dh07', 'dh08', 'dh10', 'dh11']</text:p>
          </table:table-cell>
          <table:table-cell office:value-type="string" calcext:value-type="string">
            <text:p>['ap01', 'ap03', 'ap05', 'ap07', 'dh01', 'dh02', 'dh03', 'dh04', 'dh05', 'dh06', 'dh08', 'dh09', 'dh10']</text:p>
          </table:table-cell>
          <table:table-cell office:value-type="string" calcext:value-type="string">
            <text:p>['ap05', 'ap06', 'ap07', 'dh01', 'dh03', 'dh04', 'dh05', 'dh06', 'dh07', 'dh08', 'dh09', 'dh10', 'dh11']</text:p>
          </table:table-cell>
          <table:table-cell office:value-type="string" calcext:value-type="string">
            <text:p>['ap01', 'ap03', 'ap05', 'ap06', 'ap07', 'dh01', 'dh02', 'dh03', 'dh05', 'dh06', 'dh09', 'dh10', 'dh11']</text:p>
          </table:table-cell>
          <table:table-cell office:value-type="string" calcext:value-type="string">
            <text:p>['ap01', 'ap04', 'ap05', 'ap06', 'ap07', 'dh01', 'dh03', 'dh04', 'dh05', 'dh06', 'dh07', 'dh09', 'dh11']</text:p>
          </table:table-cell>
          <table:table-cell office:value-type="string" calcext:value-type="string">
            <text:p>['ap01', 'ap03', 'ap04', 'ap05', 'ap06', 'dh01', 'dh02', 'dh03', 'dh04', 'dh06', 'dh07', 'dh09', 'dh10']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['ap01', 'ap03', 'ap05', 'ap06', 'ap07', 'dh01', 'dh02', 'dh03', 'dh05', 'dh06', 'dh07', 'dh08', 'dh09', 'dh10']</text:p>
          </table:table-cell>
          <table:table-cell office:value-type="string" calcext:value-type="string">
            <text:p>['ap03', 'ap05', 'ap06', 'ap07', 'dh01', 'dh02', 'dh03', 'dh04', 'dh05', 'dh06', 'dh07', 'dh08', 'dh09', 'dh10']</text:p>
          </table:table-cell>
          <table:table-cell office:value-type="string" calcext:value-type="string">
            <text:p>['ap01', 'ap03', 'ap04', 'ap05', 'ap06', 'ap07', 'dh01', 'dh03', 'dh04', 'dh05', 'dh08', 'dh09', 'dh10', 'dh11']</text:p>
          </table:table-cell>
          <table:table-cell office:value-type="string" calcext:value-type="string">
            <text:p>['ap03', 'ap04', 'ap05', 'ap06', 'ap07', 'dh01', 'dh02', 'dh03', 'dh04', 'dh05', 'dh06', 'dh07', 'dh08', 'dh10']</text:p>
          </table:table-cell>
          <table:table-cell office:value-type="string" calcext:value-type="string">
            <text:p>['ap01', 'ap04', 'ap05', 'ap06', 'dh01', 'dh02', 'dh03', 'dh04', 'dh05', 'dh06', 'dh07', 'dh08', 'dh09', 'dh11']</text:p>
          </table:table-cell>
          <table:table-cell office:value-type="string" calcext:value-type="string">
            <text:p>['ap01', 'ap04', 'ap05', 'ap07', 'dh02', 'dh03', 'dh04', 'dh05', 'dh06', 'dh07', 'dh08', 'dh09', 'dh10', 'dh11']</text:p>
          </table:table-cell>
          <table:table-cell office:value-type="string" calcext:value-type="string">
            <text:p>['ap01', 'ap03', 'ap05', 'ap06', 'ap07', 'dh01', 'dh02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9', 'dh10']</text:p>
          </table:table-cell>
          <table:table-cell office:value-type="string" calcext:value-type="string">
            <text:p>['ap01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7', 'dh02', 'dh03', 'dh04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8.24" calcext:value-type="float">
            <text:p>88.24</text:p>
          </table:table-cell>
          <table:table-cell office:value-type="string" calcext:value-type="string">
            <text:p>['ap01', 'ap03', 'ap04', 'ap05', 'ap06', 'ap07', 'dh01', 'dh02', 'dh04', 'dh05', 'dh06', 'dh07', 'dh09', 'dh10', 'dh11']</text:p>
          </table:table-cell>
          <table:table-cell office:value-type="string" calcext:value-type="string">
            <text:p>['ap01', 'ap04', 'ap05', 'ap06', 'ap07', 'dh01', 'dh02', 'dh03', 'dh04', 'dh05', 'dh06', 'dh07', 'dh09', 'dh10', 'dh11']</text:p>
          </table:table-cell>
          <table:table-cell office:value-type="string" calcext:value-type="string">
            <text:p>['ap03', 'ap04', 'ap05', 'ap06', 'ap07', 'dh01', 'dh03', 'dh04', 'dh05', 'dh06', 'dh07', 'dh08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1']</text:p>
          </table:table-cell>
          <table:table-cell office:value-type="string" calcext:value-type="string">
            <text:p>['ap01', 'ap03', 'ap04', 'ap05', 'ap06', 'ap07', 'dh01', 'dh03', 'dh04', 'dh05', 'dh06', 'dh08', 'dh09', 'dh10', 'dh11']</text:p>
          </table:table-cell>
          <table:table-cell office:value-type="string" calcext:value-type="string">
            <text:p>['ap01', 'ap03', 'ap04', 'ap05', 'ap06', 'ap07', 'dh01', 'dh02', 'dh03', 'dh05', 'dh06', 'dh07', 'dh08', 'dh09', 'dh10']</text:p>
          </table:table-cell>
          <table:table-cell office:value-type="string" calcext:value-type="string">
            <text:p>['ap01', 'ap03', 'ap04', 'ap05', 'ap06', 'ap07', 'dh01', 'dh02', 'dh03', 'dh05', 'dh06', 'dh07', 'dh09', 'dh10', 'dh11']</text:p>
          </table:table-cell>
          <table:table-cell office:value-type="string" calcext:value-type="string">
            <text:p>['ap03', 'ap04', 'ap05', 'ap06', 'ap07', 'dh01', 'dh02', 'dh03', 'dh04', 'dh05', 'dh06', 'dh07', 'dh08', 'dh09', 'dh10']</text:p>
          </table:table-cell>
          <table:table-cell office:value-type="string" calcext:value-type="string">
            <text:p>['ap01', 'ap03', 'ap04', 'ap06', 'ap07', 'dh01', 'dh02', 'dh04', 'dh05', 'dh06', 'dh07', 'dh08', 'dh09', 'dh10', 'dh11']</text:p>
          </table:table-cell>
          <table:table-cell office:value-type="string" calcext:value-type="string">
            <text:p>['ap01', 'ap03', 'ap05', 'ap06', 'dh01', 'dh02', 'dh03', 'dh04', 'dh05', 'dh06', 'dh07', 'dh08', 'dh09', 'dh10', 'dh11']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4.12" calcext:value-type="float">
            <text:p>94.12</text:p>
          </table:table-cell>
          <table:table-cell office:value-type="string" calcext:value-type="string">
            <text:p>['ap01', 'ap03', 'ap04', 'ap05', 'ap06', 'ap07', 'dh01', 'dh02', 'dh03', 'dh05', 'dh06', 'dh07', 'dh08', 'dh09', 'dh10', 'dh11']</text:p>
          </table:table-cell>
          <table:table-cell office:value-type="string" calcext:value-type="string">
            <text:p>['ap01', 'ap03', 'ap04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4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9', 'dh10', 'dh11']</text:p>
          </table:table-cell>
          <table:table-cell office:value-type="string" calcext:value-type="string">
            <text:p>['ap01', 'ap03', 'ap04', 'ap05', 'ap06', 'dh01', 'dh02', 'dh03', 'dh04', 'dh05', 'dh06', 'dh07', 'dh08', 'dh09', 'dh10', 'dh11']</text:p>
          </table:table-cell>
          <table:table-cell office:value-type="string" calcext:value-type="string">
            <text:p>['ap01', 'ap03', 'ap04', 'ap05', 'ap06', 'ap07', 'dh01', 'dh02', 'dh03', 'dh04', 'dh06', 'dh07', 'dh08', 'dh09', 'dh10', 'dh11']</text:p>
          </table:table-cell>
          <table:table-cell office:value-type="string" calcext:value-type="string">
            <text:p>['ap01', 'ap03', 'ap04', 'ap05', 'ap06', 'ap07', 'dh01', 'dh02', 'dh03', 'dh04', 'dh05', 'dh06', 'dh07', 'dh08', 'dh09', 'dh11']</text:p>
          </table:table-cell>
          <table:table-cell office:value-type="string" calcext:value-type="string">
            <text:p>['ap01', 'ap03', 'ap05', 'ap06', 'ap07', 'dh01', 'dh02', 'dh03', 'dh04', 'dh05', 'dh06', 'dh07', 'dh08', 'dh09', 'dh10', 'dh11']</text:p>
          </table:table-cell>
          <table:table-cell office:value-type="string" calcext:value-type="string">
            <text:p>['ap01', 'ap03', 'ap04', 'ap05', 'ap07', 'dh01', 'dh02', 'dh03', 'dh04', 'dh05', 'dh06', 'dh07', 'dh08', 'dh09', 'dh10', 'dh11']</text:p>
          </table:table-cell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ill_5f_per_5f_horizon" style:display-name="PageStyle_skill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kill_5f_mean" style:display-name="PageStyle_skill_me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mse_5f_per_5f_horizon" style:display-name="PageStyle_rmse_per_horiz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" style:display-name="PageStyle_exclu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20-04-14T13:27:50</meta:creation-date>
    <dc:date>2020-04-14T13:27:50</dc:date>
    <meta:generator>LibreOffice/6.0.7.3$Linux_X86_64 LibreOffice_project/00m0$Build-3</meta:generator>
    <meta:document-statistic meta:table-count="4" meta:cell-count="850" meta:object-count="0"/>
    <meta:user-defined meta:name="AppVersion">3.0</meta:user-defined>
  </office:meta>
</office:document-meta>
</file>